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modern" style:font-pitch="fixed"/>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vg:panose-1="2 11 6 9 3 8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size="40pt" style:font-size-asian="40pt" style:font-size-complex="40pt"/>
    </style:style>
    <style:style style:name="P2" style:parent-style-name="Standard" style:family="paragraph">
      <style:paragraph-properties fo:text-align="center"/>
      <style:text-properties fo:font-size="40pt" style:font-size-asian="40pt" style:font-size-complex="40pt"/>
    </style:style>
    <style:style style:name="P3" style:parent-style-name="Standard" style:family="paragraph">
      <style:paragraph-properties fo:text-align="center"/>
      <style:text-properties fo:font-size="40pt" style:font-size-asian="40pt" style:font-size-complex="40pt"/>
    </style:style>
    <style:style style:name="P4" style:parent-style-name="Standard" style:family="paragraph">
      <style:paragraph-properties fo:text-align="center"/>
      <style:text-properties fo:font-size="40pt" style:font-size-asian="40pt" style:font-size-complex="40pt"/>
    </style:style>
    <style:style style:name="P5" style:parent-style-name="Standard" style:family="paragraph">
      <style:paragraph-properties fo:text-align="center"/>
      <style:text-properties fo:font-size="40pt" style:font-size-asian="40pt" style:font-size-complex="40pt"/>
    </style:style>
    <style:style style:name="P6" style:parent-style-name="Standard" style:family="paragraph">
      <style:paragraph-properties fo:text-align="center"/>
      <style:text-properties fo:font-size="40pt" style:font-size-asian="40pt" style:font-size-complex="40pt"/>
    </style:style>
    <style:style style:name="P7" style:parent-style-name="Standard" style:family="paragraph">
      <style:paragraph-properties fo:text-align="center"/>
      <style:text-properties fo:font-size="40pt" style:font-size-asian="40pt" style:font-size-complex="40pt"/>
    </style:style>
    <style:style style:name="P8" style:parent-style-name="Standard" style:family="paragraph">
      <style:paragraph-properties fo:text-align="center"/>
      <style:text-properties fo:font-size="40pt" style:font-size-asian="40pt" style:font-size-complex="40pt"/>
    </style:style>
    <style:style style:name="P9" style:parent-style-name="Standard" style:family="paragraph">
      <style:paragraph-properties fo:text-align="center"/>
      <style:text-properties fo:font-size="40pt" style:font-size-asian="40pt" style:font-size-complex="40pt"/>
    </style:style>
    <style:style style:name="P10" style:parent-style-name="Standard" style:family="paragraph">
      <style:paragraph-properties fo:text-align="center"/>
      <style:text-properties fo:font-size="40pt" style:font-size-asian="40pt" style:font-size-complex="40pt"/>
    </style:style>
    <style:style style:name="P11" style:parent-style-name="Standard" style:family="paragraph">
      <style:paragraph-properties fo:text-align="center"/>
      <style:text-properties fo:font-size="40pt" style:font-size-asian="40pt" style:font-size-complex="40pt"/>
    </style:style>
    <style:style style:name="P12" style:parent-style-name="Standard" style:family="paragraph">
      <style:paragraph-properties fo:text-align="center"/>
      <style:text-properties fo:font-size="40pt" style:font-size-asian="40pt" style:font-size-complex="40pt"/>
    </style:style>
    <style:style style:name="P13" style:parent-style-name="Standard" style:family="paragraph">
      <style:paragraph-properties fo:text-align="center"/>
      <style:text-properties fo:font-size="40pt" style:font-size-asian="40pt" style:font-size-complex="40pt"/>
    </style:style>
    <style:style style:name="P14" style:parent-style-name="Standard" style:family="paragraph">
      <style:paragraph-properties fo:break-before="page" fo:line-height="200%"/>
    </style:style>
    <style:style style:name="T15" style:parent-style-name="DefaultParagraphFont" style:family="text">
      <style:text-properties fo:font-weight="bold" style:font-weight-asian="bold" style:font-weight-complex="bold"/>
    </style:style>
    <style:style style:name="P16" style:parent-style-name="Standard" style:family="paragraph">
      <style:paragraph-properties fo:line-height="200%"/>
    </style:style>
    <style:style style:name="P17" style:parent-style-name="Standard" style:family="paragraph">
      <style:paragraph-properties fo:line-height="200%"/>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line-height="200%"/>
    </style:style>
    <style:style style:name="P20" style:parent-style-name="Standard" style:family="paragraph">
      <style:paragraph-properties fo:line-height="200%"/>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line-height="200%"/>
      <style:text-properties fo:font-weight="bold" style:font-weight-asian="bold" style:font-weight-complex="bold"/>
    </style:style>
    <style:style style:name="P23" style:parent-style-name="Standard" style:family="paragraph">
      <style:paragraph-properties fo:line-height="200%"/>
      <style:text-properties fo:font-weight="bold" style:font-weight-asian="bold" style:font-weight-complex="bold"/>
    </style:style>
    <style:style style:name="P24" style:parent-style-name="Standard" style:family="paragraph">
      <style:paragraph-properties fo:line-height="200%"/>
    </style:style>
    <style:style style:name="TableColumn26" style:family="table-column">
      <style:table-column-properties style:column-width="1.1944in"/>
    </style:style>
    <style:style style:name="TableColumn27" style:family="table-column">
      <style:table-column-properties style:column-width="1.2638in"/>
    </style:style>
    <style:style style:name="TableColumn28" style:family="table-column">
      <style:table-column-properties style:column-width="1.1527in"/>
    </style:style>
    <style:style style:name="Table25" style:family="table">
      <style:table-properties style:width="3.6111in" fo:margin-left="0in" table:align="left"/>
    </style:style>
    <style:style style:name="TableRow29" style:family="table-row">
      <style:table-row-properties style:min-row-height="0.2083in"/>
    </style:style>
    <style:style style:name="TableCell30" style:family="table-cell">
      <style:table-cell-properties fo:border="0.0069in solid #000000" style:writing-mode="lr-tb" style:vertical-align="bottom" fo:padding-top="0in" fo:padding-left="0.075in" fo:padding-bottom="0in" fo:padding-right="0.075in" fo:wrap-option="no-wrap"/>
    </style:style>
    <style:style style:name="P31" style:parent-style-name="Normal" style:family="paragraph">
      <style:paragraph-properties fo:widows="2" fo:orphans="2"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2" style:family="table-cell">
      <style:table-cell-properties fo:border="0.0069in solid #000000" style:writing-mode="lr-tb" style:vertical-align="bottom" fo:padding-top="0in" fo:padding-left="0.075in" fo:padding-bottom="0in" fo:padding-right="0.075in" fo:wrap-option="no-wrap"/>
    </style:style>
    <style:style style:name="P33"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34" style:family="table-row">
      <style:table-row-properties style:min-row-height="0.2083in"/>
    </style:style>
    <style:style style:name="TableCell35" style:family="table-cell">
      <style:table-cell-properties fo:border="0.0069in solid #000000" style:writing-mode="lr-tb" style:vertical-align="bottom" fo:padding-top="0in" fo:padding-left="0.075in" fo:padding-bottom="0in" fo:padding-right="0.075in" fo:wrap-option="no-wrap"/>
    </style:style>
    <style:style style:name="P36"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7" style:family="table-cell">
      <style:table-cell-properties fo:border="0.0069in solid #000000" style:writing-mode="lr-tb" style:vertical-align="bottom" fo:padding-top="0in" fo:padding-left="0.075in" fo:padding-bottom="0in" fo:padding-right="0.075in" fo:wrap-option="no-wrap"/>
    </style:style>
    <style:style style:name="P38"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39" style:family="table-cell">
      <style:table-cell-properties fo:border="0.0069in solid #000000" style:writing-mode="lr-tb" style:vertical-align="bottom" fo:padding-top="0in" fo:padding-left="0.075in" fo:padding-bottom="0in" fo:padding-right="0.075in" fo:wrap-option="no-wrap"/>
    </style:style>
    <style:style style:name="P40" style:parent-style-name="Normal"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1" style:family="table-row">
      <style:table-row-properties style:min-row-height="0.2083in"/>
    </style:style>
    <style:style style:name="TableCell42" style:family="table-cell">
      <style:table-cell-properties fo:border="0.0069in solid #000000" style:writing-mode="lr-tb" style:vertical-align="bottom" fo:padding-top="0in" fo:padding-left="0.075in" fo:padding-bottom="0in" fo:padding-right="0.075in" fo:wrap-option="no-wrap"/>
    </style:style>
    <style:style style:name="P43"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4" style:family="table-cell">
      <style:table-cell-properties fo:border="0.0069in solid #000000" style:writing-mode="lr-tb" style:vertical-align="bottom" fo:padding-top="0in" fo:padding-left="0.075in" fo:padding-bottom="0in" fo:padding-right="0.075in" fo:wrap-option="no-wrap"/>
    </style:style>
    <style:style style:name="P45"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46" style:family="table-cell">
      <style:table-cell-properties fo:border="0.0069in solid #000000" style:writing-mode="lr-tb" style:vertical-align="bottom" fo:padding-top="0in" fo:padding-left="0.075in" fo:padding-bottom="0in" fo:padding-right="0.075in" fo:wrap-option="no-wrap"/>
    </style:style>
    <style:style style:name="P47"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48" style:family="table-row">
      <style:table-row-properties style:min-row-height="0.2083in"/>
    </style:style>
    <style:style style:name="TableCell49" style:family="table-cell">
      <style:table-cell-properties fo:border="0.0069in solid #000000" style:writing-mode="lr-tb" style:vertical-align="bottom" fo:padding-top="0in" fo:padding-left="0.075in" fo:padding-bottom="0in" fo:padding-right="0.075in" fo:wrap-option="no-wrap"/>
    </style:style>
    <style:style style:name="P50"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1" style:family="table-cell">
      <style:table-cell-properties fo:border="0.0069in solid #000000" style:writing-mode="lr-tb" style:vertical-align="bottom" fo:padding-top="0in" fo:padding-left="0.075in" fo:padding-bottom="0in" fo:padding-right="0.075in" fo:wrap-option="no-wrap"/>
    </style:style>
    <style:style style:name="P52"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3" style:family="table-cell">
      <style:table-cell-properties fo:border="0.0069in solid #000000" style:writing-mode="lr-tb" style:vertical-align="bottom" fo:padding-top="0in" fo:padding-left="0.075in" fo:padding-bottom="0in" fo:padding-right="0.075in" fo:wrap-option="no-wrap"/>
    </style:style>
    <style:style style:name="P54"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Row55" style:family="table-row">
      <style:table-row-properties style:min-row-height="0.2083in"/>
    </style:style>
    <style:style style:name="TableCell56" style:family="table-cell">
      <style:table-cell-properties fo:border="0.0069in solid #000000" style:writing-mode="lr-tb" style:vertical-align="bottom" fo:padding-top="0in" fo:padding-left="0.075in" fo:padding-bottom="0in" fo:padding-right="0.075in" fo:wrap-option="no-wrap"/>
    </style:style>
    <style:style style:name="P57"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58" style:family="table-cell">
      <style:table-cell-properties fo:border="0.0069in solid #000000" style:writing-mode="lr-tb" style:vertical-align="bottom" fo:padding-top="0in" fo:padding-left="0.075in" fo:padding-bottom="0in" fo:padding-right="0.075in" fo:wrap-option="no-wrap"/>
    </style:style>
    <style:style style:name="P59"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TableCell60" style:family="table-cell">
      <style:table-cell-properties fo:border="0.0069in solid #000000" style:writing-mode="lr-tb" style:vertical-align="bottom" fo:padding-top="0in" fo:padding-left="0.075in" fo:padding-bottom="0in" fo:padding-right="0.075in" fo:wrap-option="no-wrap"/>
    </style:style>
    <style:style style:name="P61" style:parent-style-name="Normal" style:family="paragraph">
      <style:paragraph-properties fo:widows="2" fo:orphans="2"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US" style:language-complex="ar" style:country-complex="SA" fo:hyphenate="true"/>
    </style:style>
    <style:style style:name="P62" style:parent-style-name="Standard" style:family="paragraph">
      <style:paragraph-properties fo:line-height="200%"/>
    </style:style>
    <style:style style:name="P63" style:parent-style-name="Standard" style:family="paragraph">
      <style:paragraph-properties fo:line-height="200%"/>
    </style:style>
    <style:style style:name="T64" style:parent-style-name="DefaultParagraphFont" style:family="text">
      <style:text-properties style:language-asian="en" style:country-asian="US" style:language-complex="ar" style:country-complex="SA"/>
    </style:style>
    <style:style style:name="P65" style:parent-style-name="Standard" style:family="paragraph">
      <style:paragraph-properties fo:line-height="200%"/>
    </style:style>
    <style:style style:name="P66" style:parent-style-name="Standard" style:family="paragraph">
      <style:paragraph-properties fo:break-before="page" fo:line-height="200%"/>
    </style:style>
    <style:style style:name="T67" style:parent-style-name="DefaultParagraphFont" style:family="text">
      <style:text-properties style:language-asian="en" style:country-asian="US" style:language-complex="ar" style:country-complex="SA"/>
    </style:style>
    <style:style style:name="T68" style:parent-style-name="DefaultParagraphFont" style:family="text">
      <style:text-properties style:language-asian="en" style:country-asian="US" style:language-complex="ar" style:country-complex="SA"/>
    </style:style>
    <style:style style:name="P69" style:parent-style-name="Standard" style:family="paragraph">
      <style:paragraph-properties fo:line-height="200%"/>
    </style:style>
    <style:style style:name="P70" style:parent-style-name="Standard" style:family="paragraph">
      <style:paragraph-properties fo:line-height="200%"/>
    </style:style>
    <style:style style:name="P71" style:parent-style-name="Standard" style:family="paragraph">
      <style:paragraph-properties fo:line-height="200%"/>
    </style:style>
    <style:style style:name="P72" style:parent-style-name="Standard" style:family="paragraph">
      <style:paragraph-properties fo:line-height="200%"/>
    </style:style>
    <style:style style:name="P73" style:parent-style-name="Standard" style:family="paragraph">
      <style:paragraph-properties fo:line-height="200%"/>
    </style:style>
    <style:style style:name="P74" style:parent-style-name="Standard" style:family="paragraph">
      <style:paragraph-properties fo:line-height="200%"/>
    </style:style>
    <style:style style:name="P75" style:parent-style-name="Standard" style:family="paragraph">
      <style:paragraph-properties fo:line-height="200%"/>
    </style:style>
    <style:style style:name="P76" style:parent-style-name="Standard" style:family="paragraph">
      <style:paragraph-properties fo:line-height="200%"/>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line-height="200%"/>
    </style:style>
    <style:style style:name="P79" style:parent-style-name="Standard" style:family="paragraph">
      <style:paragraph-properties fo:line-height="200%"/>
    </style:style>
    <style:style style:name="P80" style:parent-style-name="Standard" style:family="paragraph">
      <style:paragraph-properties fo:line-height="200%"/>
    </style:style>
    <style:style style:name="P81" style:parent-style-name="Standard" style:family="paragraph">
      <style:paragraph-properties fo:line-height="200%"/>
      <style:text-properties fo:font-weight="bold" style:font-weight-asian="bold" style:font-weight-complex="bold"/>
    </style:style>
    <style:style style:name="P82" style:parent-style-name="Standard" style:family="paragraph">
      <style:paragraph-properties fo:break-before="page" fo:line-height="200%"/>
      <style:text-properties fo:font-weight="bold" style:font-weight-asian="bold" style:font-weight-complex="bold"/>
    </style:style>
    <style:style style:name="P83" style:parent-style-name="PreformattedText" style:family="paragraph">
      <style:paragraph-properties fo:break-before="page" fo:margin-left="0.1965in" fo:text-indent="-0.1965in">
        <style:tab-stops/>
      </style:paragraph-properties>
      <style:text-properties fo:font-weight="bold" style:font-weight-asian="bold" style:font-weight-complex="bold"/>
    </style:style>
    <style:style style:name="P84" style:parent-style-name="PreformattedText" style:family="paragraph"/>
    <style:style style:name="P85" style:parent-style-name="PreformattedText" style:family="paragraph">
      <style:paragraph-properties fo:margin-left="0.1965in" fo:text-indent="-0.1965in">
        <style:tab-stops/>
      </style:paragraph-properties>
    </style:style>
    <style:style style:name="P86" style:parent-style-name="PreformattedText" style:family="paragraph">
      <style:paragraph-properties fo:margin-left="0.1965in" fo:text-indent="-0.1965in">
        <style:tab-stops/>
      </style:paragraph-properties>
    </style:style>
    <style:style style:name="P87" style:parent-style-name="PreformattedText" style:family="paragraph">
      <style:paragraph-properties fo:margin-left="0.1965in" fo:text-indent="-0.1965in">
        <style:tab-stops/>
      </style:paragraph-properties>
    </style:style>
    <style:style style:name="P88" style:parent-style-name="PreformattedText" style:family="paragraph">
      <style:paragraph-properties fo:margin-left="0.1965in" fo:text-indent="-0.1965in">
        <style:tab-stops/>
      </style:paragraph-properties>
    </style:style>
    <style:style style:name="P89" style:parent-style-name="PreformattedText" style:family="paragraph">
      <style:paragraph-properties fo:margin-left="0.1965in" fo:text-indent="-0.1965in">
        <style:tab-stops/>
      </style:paragraph-properties>
    </style:style>
    <style:style style:name="P90" style:parent-style-name="PreformattedText" style:family="paragraph"/>
    <style:style style:name="P91" style:parent-style-name="PreformattedText" style:family="paragraph">
      <style:paragraph-properties fo:margin-left="0.1965in" fo:text-indent="-0.1965in">
        <style:tab-stops/>
      </style:paragraph-properties>
    </style:style>
    <style:style style:name="P92" style:parent-style-name="PreformattedText" style:family="paragraph">
      <style:paragraph-properties fo:margin-left="0.1965in" fo:text-indent="-0.1965in">
        <style:tab-stops/>
      </style:paragraph-properties>
    </style:style>
    <style:style style:name="P93" style:parent-style-name="PreformattedText" style:family="paragraph">
      <style:paragraph-properties fo:margin-left="0.1965in" fo:text-indent="-0.1965in">
        <style:tab-stops/>
      </style:paragraph-properties>
    </style:style>
    <style:style style:name="P94" style:parent-style-name="PreformattedText" style:family="paragraph"/>
    <style:style style:name="P95" style:parent-style-name="PreformattedText" style:family="paragraph">
      <style:paragraph-properties fo:margin-left="0.1965in" fo:text-indent="-0.1965in">
        <style:tab-stops/>
      </style:paragraph-properties>
    </style:style>
    <style:style style:name="P96" style:parent-style-name="PreformattedText" style:family="paragraph">
      <style:paragraph-properties fo:margin-left="0.1965in" fo:text-indent="-0.1965in">
        <style:tab-stops/>
      </style:paragraph-properties>
    </style:style>
    <style:style style:name="P97" style:parent-style-name="PreformattedText" style:family="paragraph">
      <style:paragraph-properties fo:margin-left="0.1965in" fo:text-indent="-0.1965in">
        <style:tab-stops/>
      </style:paragraph-properties>
    </style:style>
    <style:style style:name="P98" style:parent-style-name="PreformattedText" style:family="paragraph">
      <style:paragraph-properties fo:margin-left="0.1965in" fo:text-indent="-0.1965in">
        <style:tab-stops/>
      </style:paragraph-properties>
    </style:style>
    <style:style style:name="P99" style:parent-style-name="PreformattedText" style:family="paragraph">
      <style:paragraph-properties fo:margin-left="0.1965in" fo:text-indent="-0.1965in">
        <style:tab-stops/>
      </style:paragraph-properties>
    </style:style>
    <style:style style:name="P100" style:parent-style-name="PreformattedText" style:family="paragraph">
      <style:paragraph-properties fo:margin-left="0.1965in" fo:text-indent="-0.1965in">
        <style:tab-stops/>
      </style:paragraph-properties>
    </style:style>
    <style:style style:name="P101" style:parent-style-name="PreformattedText" style:family="paragraph">
      <style:paragraph-properties fo:margin-left="0.1965in" fo:text-indent="-0.1965in">
        <style:tab-stops/>
      </style:paragraph-properties>
    </style:style>
    <style:style style:name="P102" style:parent-style-name="PreformattedText" style:family="paragraph">
      <style:paragraph-properties fo:margin-left="0.1965in" fo:text-indent="-0.1965in">
        <style:tab-stops/>
      </style:paragraph-properties>
    </style:style>
    <style:style style:name="P103" style:parent-style-name="PreformattedText" style:family="paragraph">
      <style:paragraph-properties fo:margin-left="0.1965in" fo:text-indent="-0.1965in">
        <style:tab-stops/>
      </style:paragraph-properties>
    </style:style>
    <style:style style:name="P104" style:parent-style-name="PreformattedText" style:family="paragraph">
      <style:paragraph-properties fo:margin-left="0.1965in" fo:text-indent="-0.1965in">
        <style:tab-stops/>
      </style:paragraph-properties>
    </style:style>
    <style:style style:name="P105" style:parent-style-name="PreformattedText" style:family="paragraph">
      <style:paragraph-properties fo:margin-left="0.1965in" fo:text-indent="-0.1965in">
        <style:tab-stops/>
      </style:paragraph-properties>
    </style:style>
    <style:style style:name="P106" style:parent-style-name="PreformattedText" style:family="paragraph">
      <style:paragraph-properties fo:margin-left="0.1965in" fo:text-indent="-0.1965in">
        <style:tab-stops/>
      </style:paragraph-properties>
    </style:style>
    <style:style style:name="P107" style:parent-style-name="PreformattedText" style:family="paragraph">
      <style:paragraph-properties fo:margin-left="0.1965in" fo:text-indent="-0.1965in">
        <style:tab-stops/>
      </style:paragraph-properties>
    </style:style>
    <style:style style:name="P108" style:parent-style-name="PreformattedText" style:family="paragraph">
      <style:paragraph-properties fo:margin-left="0.1965in" fo:text-indent="-0.1965in">
        <style:tab-stops/>
      </style:paragraph-properties>
    </style:style>
    <style:style style:name="P109" style:parent-style-name="PreformattedText" style:family="paragraph">
      <style:paragraph-properties fo:margin-left="0.1965in" fo:text-indent="-0.1965in">
        <style:tab-stops/>
      </style:paragraph-properties>
    </style:style>
    <style:style style:name="P110" style:parent-style-name="PreformattedText" style:family="paragraph">
      <style:paragraph-properties fo:margin-left="0.1965in" fo:text-indent="-0.1965in">
        <style:tab-stops/>
      </style:paragraph-properties>
    </style:style>
    <style:style style:name="P111" style:parent-style-name="PreformattedText" style:family="paragraph">
      <style:paragraph-properties fo:margin-left="0.1965in" fo:text-indent="-0.1965in">
        <style:tab-stops/>
      </style:paragraph-properties>
    </style:style>
    <style:style style:name="P112" style:parent-style-name="PreformattedText" style:family="paragraph">
      <style:paragraph-properties fo:margin-left="0.1965in" fo:text-indent="-0.1965in">
        <style:tab-stops/>
      </style:paragraph-properties>
    </style:style>
    <style:style style:name="P113" style:parent-style-name="PreformattedText" style:family="paragraph">
      <style:paragraph-properties fo:margin-left="0.1965in" fo:text-indent="-0.1965in">
        <style:tab-stops/>
      </style:paragraph-properties>
    </style:style>
    <style:style style:name="P114" style:parent-style-name="PreformattedText" style:family="paragraph"/>
    <style:style style:name="P115" style:parent-style-name="PreformattedText" style:family="paragraph">
      <style:paragraph-properties fo:margin-left="0.1965in" fo:text-indent="-0.1965in">
        <style:tab-stops/>
      </style:paragraph-properties>
    </style:style>
    <style:style style:name="P116" style:parent-style-name="PreformattedText" style:family="paragraph">
      <style:paragraph-properties fo:margin-left="0.1965in" fo:text-indent="-0.1965in">
        <style:tab-stops/>
      </style:paragraph-properties>
    </style:style>
    <style:style style:name="P117" style:parent-style-name="PreformattedText" style:family="paragraph">
      <style:paragraph-properties fo:margin-left="0.1965in" fo:text-indent="-0.1965in">
        <style:tab-stops/>
      </style:paragraph-properties>
    </style:style>
    <style:style style:name="P118" style:parent-style-name="PreformattedText" style:family="paragraph">
      <style:paragraph-properties fo:margin-left="0.1965in" fo:text-indent="-0.1965in">
        <style:tab-stops/>
      </style:paragraph-properties>
    </style:style>
    <style:style style:name="P119" style:parent-style-name="PreformattedText" style:family="paragraph"/>
    <style:style style:family="graphic" style:name="a0">
      <style:graphic-properties/>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Sean Webster</text:p>
      <text:p text:style-name="P2"/>
      <text:p text:style-name="P3"/>
      <text:p text:style-name="P4"/>
      <text:p text:style-name="P5"/>
      <text:p text:style-name="P6"/>
      <text:p text:style-name="P7"/>
      <text:p text:style-name="P8"/>
      <text:p text:style-name="P9"/>
      <text:p text:style-name="P10"/>
      <text:p text:style-name="P11">Computer Vision</text:p>
      <text:p text:style-name="P12">Homework 3</text:p>
      <text:p text:style-name="P13">Due 4/4/2016</text:p>
      <text:soft-page-break/>
      <text:p text:style-name="P14"><text:span text:style-name="T15">Objective: <text:s/></text:span>The objective of this assignment was to explore special-domain convolution while utilizing simulated images to determine the efficiency of the famous “Sobel” edge detection algorithm.</text:p>
      <text:p text:style-name="P16"/>
      <text:p text:style-name="P17"><text:span text:style-name="T18">Background: <text:s/></text:span>The “Sobel” edge detection algorithm is a well-known algorithm for detecting edges. It works by applying a kernel operator along an image, multiplying its neighbor pixels by degrees to detect lines.</text:p>
      <text:p text:style-name="P19"/>
      <text:p text:style-name="P20"><text:span text:style-name="T21">Algorithm:<text:s/></text:span><text:s/>For going to the spectral plane, a 2D FFT was used. This consisted of using the 1D FFT algorithm provided by applying it to each row, then each column. The image was then translated to the center, by multiplying each element (-1)^(X+Y). To apply the Butterworth filter, the filter mask was created using the Butterworth Filter algorithm. That mask was then multiplied by each element in the spectrum, and the inverse Fourier transform was taken to return to a filtered image.</text:p>
      <text:p text:style-name="P22"/>
      <text:p text:style-name="P23"/>
      <text:p text:style-name="P24">Results:</text:p>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
          </table:table-cell>
          <table:table-cell table:style-name="TableCell32" table:number-columns-spanned="2">
            <text:p text:style-name="P33">Accuracy<text:s/></text:p>
          </table:table-cell>
          <table:covered-table-cell/>
        </table:table-row>
        <table:table-row table:style-name="TableRow34">
          <table:table-cell table:style-name="TableCell35">
            <text:p text:style-name="P36">Noise Magnitude</text:p>
          </table:table-cell>
          <table:table-cell table:style-name="TableCell37">
            <text:p text:style-name="P38">Before Smoothing</text:p>
          </table:table-cell>
          <table:table-cell table:style-name="TableCell39">
            <text:p text:style-name="P40">After Smoothing</text:p>
          </table:table-cell>
        </table:table-row>
        <table:table-row table:style-name="TableRow41">
          <table:table-cell table:style-name="TableCell42">
            <text:p text:style-name="P43">10</text:p>
          </table:table-cell>
          <table:table-cell table:style-name="TableCell44">
            <text:p text:style-name="P45">0.983932</text:p>
          </table:table-cell>
          <table:table-cell table:style-name="TableCell46">
            <text:p text:style-name="P47">0.983917</text:p>
          </table:table-cell>
        </table:table-row>
        <table:table-row table:style-name="TableRow48">
          <table:table-cell table:style-name="TableCell49">
            <text:p text:style-name="P50">50</text:p>
          </table:table-cell>
          <table:table-cell table:style-name="TableCell51">
            <text:p text:style-name="P52">0.866837</text:p>
          </table:table-cell>
          <table:table-cell table:style-name="TableCell53">
            <text:p text:style-name="P54">0.986908</text:p>
          </table:table-cell>
        </table:table-row>
        <table:table-row table:style-name="TableRow55">
          <table:table-cell table:style-name="TableCell56">
            <text:p text:style-name="P57">100</text:p>
          </table:table-cell>
          <table:table-cell table:style-name="TableCell58">
            <text:p text:style-name="P59">0.720505</text:p>
          </table:table-cell>
          <table:table-cell table:style-name="TableCell60">
            <text:p text:style-name="P61">0.972794</text:p>
          </table:table-cell>
        </table:table-row>
      </table:table>
      <text:p text:style-name="P62"/>
      <text:soft-page-break/>
      <text:p text:style-name="P63"><text:span text:style-name="T64"><draw:frame draw:style-name="a0" draw:name="Chart 1" text:anchor-type="as-char" svg:x="0in" svg:y="0in" svg:width="6.925in" svg:height="4.69097in" style:rel-width="scale" style:rel-height="scale"><draw:object xlink:href="Object 1/" xlink:type="simple" xlink:show="embed" xlink:actuate="onLoad"/><svg:title/><svg:desc/></draw:frame></text:span></text:p>
      <text:p text:style-name="P65"/>
      <text:soft-page-break/>
      <text:p text:style-name="P66"><text:span text:style-name="T67"><draw:frame draw:z-index="4" draw:id="id0" draw:style-name="a1" draw:name="Frame2" text:anchor-type="paragraph" svg:x="0.452in" svg:y="-0.4484in" svg:width="2.66597in" svg:height="2.66597in" style:rel-width="scale" style:rel-height="scale"><draw:text-box><text:p text:style-name="Figure">Figure : Butterworth LPF with d0 at 0.01</text:p></draw:text-box><svg:title/><svg:desc/></draw:frame></text:span><text:span text:style-name="T68"><draw:frame draw:z-index="2" draw:id="id1" draw:style-name="a2" draw:name="Frame4" text:anchor-type="paragraph" svg:x="3.8201in" svg:y="-0.2035in" svg:width="2.66597in" svg:height="2.66597in" style:rel-width="scale" style:rel-height="scale"><draw:text-box><text:p text:style-name="Figure">Figure 4: Butterworth LPF with d0 at -0.01</text:p></draw:text-box><svg:title/><svg:desc/></draw:frame></text:span></text:p>
      <text:p text:style-name="P69"/>
      <text:p text:style-name="P70"/>
      <text:p text:style-name="P71"/>
      <text:p text:style-name="P72"/>
      <text:p text:style-name="P73"/>
      <text:p text:style-name="P74"/>
      <text:p text:style-name="P75"/>
      <text:p text:style-name="P76"><text:span text:style-name="T77">Conclusions and Observations:<text:s/></text:span>The Butterworth low-pass filter is a very powerful filter. The two examples I provided are of a very low power, yet they still affect the image greatly. Playing around with D0 causes some major changes to the image that are quite intrigue. It can be seen how this filter is a very useful tool.</text:p>
      <text:p text:style-name="P78"><text:tab/>Problems I ran into were all coding ones. The inverse transform was missing a bit of code, and took hours to find out which bit was missing. I also ran into problems getting my code to compile on linux due to never having compiled multiple file projects on linux before. I solved this by compiling from the terminal.</text:p>
      <text:p text:style-name="P79"/>
      <text:p text:style-name="P80"/>
      <text:p text:style-name="P81"/>
      <text:soft-page-break/>
      <text:p text:style-name="P82">Readme:</text:p>
      <text:p text:style-name="Standard">Sean Webster</text:p>
      <text:p text:style-name="Standard"/>
      <text:p text:style-name="Standard">Homework 2 readme</text:p>
      <text:p text:style-name="Standard"/>
      <text:p text:style-name="Standard"/>
      <text:p text:style-name="Standard">Source Code Files:</text:p>
      <text:p text:style-name="Standard"><text:tab/>HW2_main.c</text:p>
      <text:p text:style-name="Standard"><text:tab/>arrays.c</text:p>
      <text:p text:style-name="Standard"><text:tab/>filtering.c</text:p>
      <text:p text:style-name="Standard"/>
      <text:p text:style-name="Standard">Header Files:</text:p>
      <text:p text:style-name="Standard"><text:tab/>arrays.h</text:p>
      <text:p text:style-name="Standard"><text:tab/>filtering.h</text:p>
      <text:p text:style-name="Standard"/>
      <text:p text:style-name="Standard">Executables:</text:p>
      <text:p text:style-name="Standard"><text:tab/>HW2_main</text:p>
      <text:p text:style-name="Standard"><text:tab/></text:p>
      <text:p text:style-name="Standard">Instructions for running:</text:p>
      <text:p text:style-name="Standard"><text:tab/>Run program, then convert images out of raw format</text:p>
      <text:p text:style-name="Standard"/>
      <text:p text:style-name="Standard">Inputs:</text:p>
      <text:p text:style-name="Standard"><text:tab/>mri<text:tab/><text:tab/><text:tab/>256 x 256<text:tab/>65.5 KB</text:p>
      <text:p text:style-name="Standard"/>
      <text:p text:style-name="Standard">Outputs:</text:p>
      <text:p text:style-name="Standard"><text:tab/>mri_spectrum<text:tab/><text:tab/>256 x 256<text:tab/>65.5 KB</text:p>
      <text:p text:style-name="Standard"><text:tab/>mri_butterworth1<text:tab/>256 x 256<text:tab/>65.5 KB</text:p>
      <text:p text:style-name="Standard"><text:tab/>mri_butterworth2<text:tab/>256 x 256<text:tab/>65.5 KB</text:p>
      <text:p text:style-name="Standard"/>
      <text:p text:style-name="Standard">XV Commands:</text:p>
      <text:p text:style-name="Standard"><text:tab/>(echo P5; echo 256 256; echo 127; cat mri_spectrum) |xv -</text:p>
      <text:p text:style-name="Standard"><text:tab/>(echo P5; echo 128 128; echo 127; cat mri_butterworth1) |xv -</text:p>
      <text:p text:style-name="Standard"><text:tab/>(echo P5; echo 128 128; echo 127; cat mri_butterworth2) |xv -</text:p>
      <text:soft-page-break/>
      <text:p text:style-name="P83">Part 1:</text:p>
      <text:list text:style-name="Numbering1">
        <text:list-item text:start-value="1">
          <text:p text:style-name="P84">/*--------------- HW2_main.c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Takes fourier transform of images, and applies filters in frequency domain</text:p>
        </text:list-item>
        <text:list-item>
          <text:p text:style-name="PreformattedText"/>
        </text:list-item>
        <text:list-item>
          <text:p text:style-name="PreformattedText">---------------------------------------------*/</text:p>
        </text:list-item>
        <text:list-item>
          <text:p text:style-name="PreformattedText"/>
        </text:list-item>
        <text:list-item>
          <text:p text:style-name="PreformattedText">#include &lt;math.h&gt;</text:p>
        </text:list-item>
        <text:list-item>
          <text:p text:style-name="PreformattedText">#include &lt;stdlib.h&gt;</text:p>
        </text:list-item>
        <text:list-item>
          <text:p text:style-name="PreformattedText">#include &lt;stdio.h&gt;</text:p>
        </text:list-item>
        <text:list-item>
          <text:p text:style-name="PreformattedText">#include &lt;string.h&gt;</text:p>
        </text:list-item>
        <text:list-item>
          <text:p text:style-name="PreformattedText"/>
        </text:list-item>
        <text:list-item>
          <text:p text:style-name="PreformattedText">#include "arrays.h"</text:p>
        </text:list-item>
        <text:list-item>
          <text:p text:style-name="PreformattedText">#include "filtering.h"</text:p>
        </text:list-item>
        <text:list-item>
          <text:p text:style-name="PreformattedText"/>
        </text:list-item>
        <text:list-item>
          <text:p text:style-name="PreformattedText">int main()</text:p>
        </text:list-item>
        <text:list-item>
          <text:p text:style-name="PreformattedText">{</text:p>
        </text:list-item>
        <text:list-item>
          <text:p text:style-name="PreformattedText"><text:tab/>int i, j;</text:p>
        </text:list-item>
        <text:list-item>
          <text:p text:style-name="PreformattedText"><text:tab/>int ysize = 256;</text:p>
        </text:list-item>
        <text:list-item>
          <text:p text:style-name="PreformattedText"><text:tab/>int xsize = 256;</text:p>
        </text:list-item>
        <text:list-item>
          <text:p text:style-name="PreformattedText"/>
        </text:list-item>
        <text:list-item>
          <text:p text:style-name="PreformattedText"><text:tab/>// Assign memory</text:p>
        </text:list-item>
        <text:list-item>
          <text:p text:style-name="PreformattedText"><text:tab/>unsigned char **inputImage = (unsigned char **)malloc(sizeof(unsigned char *) * ysize);</text:p>
        </text:list-item>
        <text:list-item>
          <text:p text:style-name="PreformattedText"><text:tab/>for (i = 0; i &lt; ysize; i++)</text:p>
        </text:list-item>
        <text:list-item>
          <text:p text:style-name="PreformattedText"><text:tab/>{</text:p>
        </text:list-item>
        <text:list-item>
          <text:p text:style-name="PreformattedText"><text:tab/><text:tab/>inputImage[i] = (unsigned char *)malloc(sizeof(unsigned char) * xsize);</text:p>
        </text:list-item>
        <text:list-item>
          <text:p text:style-name="PreformattedText"><text:tab/>}</text:p>
        </text:list-item>
        <text:list-item>
          <text:p text:style-name="PreformattedText"><text:tab/>float **spectrum = (float **)malloc(sizeof(float *) * ysize*2);</text:p>
        </text:list-item>
        <text:list-item>
          <text:p text:style-name="PreformattedText"><text:tab/>for (i = 0; i &lt; ysize*2; i++)</text:p>
        </text:list-item>
        <text:list-item>
          <text:p text:style-name="PreformattedText"><text:tab/>{</text:p>
        </text:list-item>
        <text:list-item>
          <text:p text:style-name="PreformattedText"><text:tab/><text:tab/>spectrum[i] = (float *)malloc(sizeof(float) * xsize*2);</text:p>
        </text:list-item>
        <text:list-item>
          <text:p text:style-name="PreformattedText"><text:tab/>}</text:p>
        </text:list-item>
        <text:list-item>
          <text:p text:style-name="PreformattedText"><text:tab/>float **real = (float **)malloc(sizeof(float *) * ysize);</text:p>
        </text:list-item>
        <text:list-item>
          <text:p text:style-name="PreformattedText"><text:tab/>for (i = 0; i &lt; ysize; i++)</text:p>
        </text:list-item>
        <text:list-item>
          <text:p text:style-name="PreformattedText"><text:tab/>{</text:p>
        </text:list-item>
        <text:list-item>
          <text:p text:style-name="PreformattedText"><text:tab/><text:tab/>real[i] = (float *)malloc(sizeof(float) * xsize);</text:p>
        </text:list-item>
        <text:list-item>
          <text:p text:style-name="PreformattedText"><text:tab/>}</text:p>
        </text:list-item>
        <text:list-item>
          <text:p text:style-name="PreformattedText"><text:tab/>float **imag = (float **)malloc(sizeof(float *) * ysize);</text:p>
        </text:list-item>
        <text:list-item>
          <text:p text:style-name="PreformattedText"><text:tab/>for (i = 0; i &lt; ysize; i++)</text:p>
        </text:list-item>
        <text:list-item>
          <text:p text:style-name="PreformattedText"><text:tab/>{</text:p>
        </text:list-item>
        <text:list-item>
          <text:p text:style-name="PreformattedText"><text:tab/><text:tab/>imag[i] = (float *)malloc(sizeof(float) * xsize);</text:p>
        </text:list-item>
        <text:list-item>
          <text:p text:style-name="PreformattedText"><text:tab/>}</text:p>
        </text:list-item>
        <text:list-item>
          <text:p text:style-name="PreformattedText"><text:tab/>float** filter = (float **)malloc(sizeof(float *) * ysize*2);</text:p>
        </text:list-item>
        <text:list-item>
          <text:p text:style-name="PreformattedText"><text:tab/>for (i = 0; i &lt; ysize * 2; i++)</text:p>
        </text:list-item>
        <text:list-item>
          <text:p text:style-name="PreformattedText"><text:tab/>{</text:p>
        </text:list-item>
        <text:list-item>
          <text:p text:style-name="PreformattedText"><text:tab/><text:tab/>filter[i] = (float *)malloc(sizeof(float) * xsize * 2);</text:p>
        </text:list-item>
        <text:list-item>
          <text:p text:style-name="PreformattedText"><text:tab/>}</text:p>
        </text:list-item>
        <text:list-item>
          <text:p text:style-name="PreformattedText"><text:tab/>// Assign memory</text:p>
        </text:list-item>
        <text:list-item>
          <text:p text:style-name="PreformattedText"/>
        </text:list-item>
        <text:list-item>
          <text:p text:style-name="PreformattedText"/>
        </text:list-item>
        <text:list-item>
          <text:p text:style-name="PreformattedText"><text:tab/>// For filter 1</text:p>
        </text:list-item>
        <text:list-item>
          <text:p text:style-name="PreformattedText"><text:tab/>ReadIntoArray("mri", 256, 256, inputImage);</text:p>
        </text:list-item>
        <text:list-item>
          <text:p text:style-name="PreformattedText"/>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spectrum[i][j] = (float)inputImage[i][j];</text:p>
        </text:list-item>
        <text:list-item>
          <text:p text:style-name="PreformattedText"><text:tab/><text:tab/>}</text:p>
        </text:list-item>
        <text:list-item>
          <text:p text:style-name="PreformattedText"><text:tab/>}</text:p>
        </text:list-item>
        <text:list-item>
          <text:p text:style-name="PreformattedText"><text:tab/></text:p>
        </text:list-item>
        <text:list-item>
          <text:p text:style-name="PreformattedText"><text:tab/>four2(spectrum, 256, 256, 1, real, imag);</text:p>
        </text:list-item>
        <text:list-item>
          <text:p text:style-name="PreformattedText"/>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filter[i][j] = spectrum[i][j];</text:p>
        </text:list-item>
        <text:list-item>
          <text:p text:style-name="PreformattedText"><text:tab/><text:tab/>}</text:p>
        </text:list-item>
        <text:list-item>
          <text:p text:style-name="PreformattedText"><text:tab/>}</text:p>
        </text:list-item>
        <text:list-item>
          <text:p text:style-name="PreformattedText"/>
        </text:list-item>
        <text:list-item>
          <text:p text:style-name="PreformattedText"><text:tab/>WriteIntoArray("mri", "_spectrum", 256, 256, spectrum);</text:p>
        </text:list-item>
        <text:list-item>
          <text:p text:style-name="PreformattedText"><text:tab/>//four2(spectrum, 256, 256, -1, real, imag);</text:p>
        </text:list-item>
        <text:list-item>
          <text:p text:style-name="PreformattedText"><text:tab/>//WriteIntoArray("mri", "_ispectrum", 256, 256, spectrum);</text:p>
        </text:list-item>
        <text:list-item>
          <text:p text:style-name="PreformattedText"><text:tab/>// Take inverse of filtered image</text:p>
        </text:list-item>
        <text:list-item>
          <text:p text:style-name="PreformattedText"><text:tab/>Butterworth(filter, real, imag, xsize, ysize, -.01);</text:p>
        </text:list-item>
        <text:list-item>
          <text:p text:style-name="PreformattedText"><text:tab/>four2(filter, 256, 256, -1, real, imag);</text:p>
        </text:list-item>
        <text:list-item>
          <text:p text:style-name="PreformattedText"><text:tab/>WriteIntoArray("mri", "_butterworth1", 256, 256, filter);</text:p>
        </text:list-item>
        <text:list-item>
          <text:p text:style-name="PreformattedText"/>
        </text:list-item>
        <text:list-item>
          <text:p text:style-name="PreformattedText"><text:tab/>// For filter 2</text:p>
        </text:list-item>
        <text:list-item>
          <text:p text:style-name="PreformattedText"><text:tab/>ReadIntoArray("mri", 256, 256, inputImage);</text:p>
        </text:list-item>
        <text:list-item>
          <text:p text:style-name="PreformattedText"/>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spectrum[i][j] = (float)inputImage[i][j];</text:p>
        </text:list-item>
        <text:list-item>
          <text:p text:style-name="PreformattedText"><text:tab/><text:tab/>}</text:p>
        </text:list-item>
        <text:list-item>
          <text:p text:style-name="PreformattedText"><text:tab/>}</text:p>
        </text:list-item>
        <text:list-item>
          <text:p text:style-name="PreformattedText"><text:tab/></text:p>
        </text:list-item>
        <text:list-item>
          <text:p text:style-name="PreformattedText"><text:tab/>four2(spectrum, 256, 256, 1, real, imag);</text:p>
        </text:list-item>
        <text:list-item>
          <text:p text:style-name="PreformattedText"/>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filter[i][j] = spectrum[i][j];</text:p>
        </text:list-item>
        <text:list-item>
          <text:p text:style-name="PreformattedText"><text:tab/><text:tab/>}</text:p>
        </text:list-item>
        <text:list-item>
          <text:p text:style-name="PreformattedText"><text:tab/>}</text:p>
        </text:list-item>
        <text:list-item>
          <text:p text:style-name="PreformattedText"><text:tab/>// Take inverse of filtered image</text:p>
        </text:list-item>
        <text:list-item>
          <text:p text:style-name="PreformattedText"><text:tab/>Butterworth(filter, real, imag, xsize, ysize, .01);</text:p>
        </text:list-item>
        <text:list-item>
          <text:p text:style-name="PreformattedText"><text:tab/>four2(filter, 256, 256, -1, real, imag);</text:p>
        </text:list-item>
        <text:list-item>
          <text:p text:style-name="PreformattedText"><text:tab/>WriteIntoArray("mri", "_butterworth2", 256, 256, filter);</text:p>
        </text:list-item>
        <text:list-item>
          <text:p text:style-name="PreformattedText"/>
        </text:list-item>
        <text:list-item>
          <text:p text:style-name="PreformattedText"><text:tab/>free(inputImage);</text:p>
        </text:list-item>
        <text:list-item>
          <text:p text:style-name="PreformattedText"><text:tab/>free(spectrum);</text:p>
        </text:list-item>
        <text:list-item>
          <text:p text:style-name="PreformattedText"><text:tab/>free(real);</text:p>
        </text:list-item>
        <text:list-item>
          <text:p text:style-name="PreformattedText"><text:tab/>free(imag);</text:p>
        </text:list-item>
        <text:list-item>
          <text:p text:style-name="PreformattedText"/>
        </text:list-item>
        <text:list-item>
          <text:p text:style-name="PreformattedText"/>
        </text:list-item>
        <text:list-item>
          <text:p text:style-name="PreformattedText"/>
        </text:list-item>
        <text:list-item>
          <text:p text:style-name="PreformattedText"><text:tab/>return 0;</text:p>
        </text:list-item>
        <text:list-item>
          <text:p text:style-name="PreformattedText">}</text:p>
        </text:list-item>
      </text:list>
      <text:p text:style-name="P85"/>
      <text:p text:style-name="P86"/>
      <text:p text:style-name="P87"/>
      <text:p text:style-name="P88"/>
      <text:p text:style-name="P89"/>
      <text:list text:style-name="Numbering1">
        <text:list-item text:start-value="1">
          <text:p text:style-name="P90">/*--------------- filtering.h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function prototypes for filtering.c</text:p>
        </text:list-item>
        <text:list-item>
          <text:p text:style-name="PreformattedText"/>
        </text:list-item>
        <text:list-item>
          <text:p text:style-name="PreformattedText">---------------------------------------------*/</text:p>
        </text:list-item>
        <text:list-item>
          <text:p text:style-name="PreformattedText"/>
        </text:list-item>
        <text:list-item>
          <text:p text:style-name="PreformattedText">#include &lt;math.h&gt;</text:p>
        </text:list-item>
        <text:list-item>
          <text:p text:style-name="PreformattedText">#include &lt;stdlib.h&gt;</text:p>
        </text:list-item>
        <text:list-item>
          <text:p text:style-name="PreformattedText">#include &lt;stdio.h&gt;</text:p>
        </text:list-item>
        <text:list-item>
          <text:p text:style-name="PreformattedText">#include &lt;string.h&gt;</text:p>
        </text:list-item>
        <text:list-item>
          <text:p text:style-name="PreformattedText">#include "arrays.h"</text:p>
        </text:list-item>
        <text:list-item>
          <text:p text:style-name="PreformattedText"/>
        </text:list-item>
        <text:list-item>
          <text:p text:style-name="PreformattedText">#ifndef FILTERING_H</text:p>
        </text:list-item>
        <text:list-item>
          <text:p text:style-name="PreformattedText">#define FILTERING_H</text:p>
        </text:list-item>
        <text:list-item>
          <text:p text:style-name="PreformattedText">//----- f u n c t i o n <text:s text:c="3"/>p r o t o t y p e s</text:p>
        </text:list-item>
        <text:list-item>
          <text:p text:style-name="PreformattedText">#define SWAP(a,b) tempr=(a);(a)=(b);(b)=tempr</text:p>
        </text:list-item>
        <text:list-item>
          <text:p text:style-name="PreformattedText">void four1(float *data, int nn, int isign);</text:p>
        </text:list-item>
        <text:list-item>
          <text:p text:style-name="PreformattedText">void NormalizeArray(float **data, int xsize, int ysize);</text:p>
        </text:list-item>
        <text:list-item>
          <text:p text:style-name="PreformattedText">void GetSpectrum(float **data, float **real, float **imag, int xsize, int ysize);</text:p>
        </text:list-item>
        <text:list-item>
          <text:p text:style-name="PreformattedText">void iFour2Prep(float **data, float **real, float **imag, int xsize, int ysize);</text:p>
        </text:list-item>
        <text:list-item>
          <text:p text:style-name="PreformattedText">void SpacialTransform(float **data, int xsize, int ysize);</text:p>
        </text:list-item>
        <text:list-item>
          <text:p text:style-name="PreformattedText">void four2(float **data, int xsize, int ysize, int isign, float **real, float **imag);</text:p>
        </text:list-item>
        <text:list-item>
          <text:p text:style-name="PreformattedText">void Butterworth(float **data, float **real, float **imag, int xsize, int ysize, float power);</text:p>
        </text:list-item>
        <text:list-item>
          <text:p text:style-name="PreformattedText"/>
        </text:list-item>
        <text:list-item>
          <text:p text:style-name="PreformattedText">#endif</text:p>
        </text:list-item>
      </text:list>
      <text:p text:style-name="P91"/>
      <text:p text:style-name="P92"/>
      <text:p text:style-name="P93"/>
      <text:list text:style-name="Numbering1">
        <text:list-item text:start-value="1">
          <text:p text:style-name="P94">/*--------------- filtering.c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Filtering based functions for images</text:p>
        </text:list-item>
        <text:list-item>
          <text:p text:style-name="PreformattedText"/>
        </text:list-item>
        <text:list-item>
          <text:p text:style-name="PreformattedText">---------------------------------------------*/</text:p>
        </text:list-item>
        <text:list-item>
          <text:p text:style-name="PreformattedText"/>
        </text:list-item>
        <text:list-item>
          <text:p text:style-name="PreformattedText">#include "filtering.h"</text:p>
        </text:list-item>
        <text:list-item>
          <text:p text:style-name="PreformattedText"/>
        </text:list-item>
        <text:list-item>
          <text:p text:style-name="PreformattedText">/*-------------------- four1()-------------------------------------</text:p>
        </text:list-item>
        <text:list-item>
          <text:p text:style-name="PreformattedText"/>
        </text:list-item>
        <text:list-item>
          <text:p text:style-name="PreformattedText">PURPOSE</text:p>
        </text:list-item>
        <text:list-item>
          <text:p text:style-name="PreformattedText">Fourier transform of 1D array.</text:p>
        </text:list-item>
        <text:list-item>
          <text:p text:style-name="PreformattedText"/>
        </text:list-item>
        <text:list-item>
          <text:p text:style-name="PreformattedText">INPUT PARAMETERS</text:p>
        </text:list-item>
        <text:list-item>
          <text:p text:style-name="PreformattedText">-data:<text:tab/>array to be input</text:p>
        </text:list-item>
        <text:list-item>
          <text:p text:style-name="PreformattedText">-nn:<text:tab/>size of array</text:p>
        </text:list-item>
        <text:list-item>
          <text:p text:style-name="PreformattedText">-isign: inverse or forwards</text:p>
        </text:list-item>
        <text:list-item>
          <text:p text:style-name="PreformattedText">--------------------------------------------------------------------*/</text:p>
        </text:list-item>
        <text:list-item>
          <text:p text:style-name="PreformattedText"/>
        </text:list-item>
        <text:list-item>
          <text:p text:style-name="PreformattedText">void four1(float *data, int nn, int isign)</text:p>
        </text:list-item>
        <text:list-item>
          <text:p text:style-name="PreformattedText">{</text:p>
        </text:list-item>
        <text:list-item>
          <text:p text:style-name="PreformattedText"><text:tab/>int n, mmax, m, j, istep, i;</text:p>
        </text:list-item>
        <text:list-item>
          <text:p text:style-name="PreformattedText"><text:tab/>double wtemp, wr, wpr, wpi, wi, theta;</text:p>
        </text:list-item>
        <text:list-item>
          <text:p text:style-name="PreformattedText"><text:tab/>float tempr, tempi;<text:tab/><text:tab/><text:tab/><text:tab/><text:tab/><text:tab/><text:tab/>// Temp real, temp imaginary</text:p>
        </text:list-item>
        <text:list-item>
          <text:p text:style-name="PreformattedText"><text:tab/>n = nn &lt;&lt; 1;<text:tab/><text:tab/><text:tab/><text:tab/><text:tab/><text:tab/><text:tab/><text:tab/><text:tab/>// Multiply nn by 2, for complex</text:p>
        </text:list-item>
        <text:list-item>
          <text:p text:style-name="PreformattedText"><text:tab/>j = 1;</text:p>
        </text:list-item>
        <text:list-item>
          <text:p text:style-name="PreformattedText"><text:tab/>// Bit reversal</text:p>
        </text:list-item>
        <text:list-item>
          <text:p text:style-name="PreformattedText"><text:tab/>for (i = 1; i&lt;n; i += 2)</text:p>
        </text:list-item>
        <text:list-item>
          <text:p text:style-name="PreformattedText"><text:tab/>{</text:p>
        </text:list-item>
        <text:list-item>
          <text:p text:style-name="PreformattedText"><text:tab/><text:tab/>if (j &gt; i)</text:p>
        </text:list-item>
        <text:list-item>
          <text:p text:style-name="PreformattedText"><text:tab/><text:tab/>{</text:p>
        </text:list-item>
        <text:list-item>
          <text:p text:style-name="PreformattedText"><text:tab/><text:tab/><text:tab/>SWAP(data[j], data[i]);</text:p>
        </text:list-item>
        <text:list-item>
          <text:p text:style-name="PreformattedText"><text:tab/><text:tab/><text:tab/>SWAP(data[j + 1], data[i + 1]);</text:p>
        </text:list-item>
        <text:list-item>
          <text:p text:style-name="PreformattedText"><text:tab/><text:tab/>}</text:p>
        </text:list-item>
        <text:list-item>
          <text:p text:style-name="PreformattedText"><text:tab/><text:tab/>m = n &gt;&gt; 1;</text:p>
        </text:list-item>
        <text:list-item>
          <text:p text:style-name="PreformattedText"><text:tab/><text:tab/>while (m &gt;= 2 &amp;&amp; j &gt; m)</text:p>
        </text:list-item>
        <text:list-item>
          <text:p text:style-name="PreformattedText"><text:tab/><text:tab/>{</text:p>
        </text:list-item>
        <text:list-item>
          <text:p text:style-name="PreformattedText"><text:tab/><text:tab/><text:tab/>j -= m;</text:p>
        </text:list-item>
        <text:list-item>
          <text:p text:style-name="PreformattedText"><text:tab/><text:tab/><text:tab/>m &gt;&gt;= 1;</text:p>
        </text:list-item>
        <text:list-item>
          <text:p text:style-name="PreformattedText"><text:tab/><text:tab/>}</text:p>
        </text:list-item>
        <text:list-item>
          <text:p text:style-name="PreformattedText"><text:tab/><text:tab/>j += m;</text:p>
        </text:list-item>
        <text:list-item>
          <text:p text:style-name="PreformattedText"><text:tab/>}</text:p>
        </text:list-item>
        <text:list-item>
          <text:p text:style-name="PreformattedText"><text:tab/>// Compute FFT</text:p>
        </text:list-item>
        <text:list-item>
          <text:p text:style-name="PreformattedText"><text:tab/>mmax = 2;</text:p>
        </text:list-item>
        <text:list-item>
          <text:p text:style-name="PreformattedText"><text:tab/>while (n &gt; mmax)</text:p>
        </text:list-item>
        <text:list-item>
          <text:p text:style-name="PreformattedText"><text:tab/>{</text:p>
        </text:list-item>
        <text:list-item>
          <text:p text:style-name="PreformattedText"><text:tab/><text:tab/>istep = 2 * mmax;</text:p>
        </text:list-item>
        <text:list-item>
          <text:p text:style-name="PreformattedText"><text:tab/><text:tab/>theta = 6.28318530717959 / (isign*mmax);<text:tab/><text:tab/>//2 pi radians / isign*mmax</text:p>
        </text:list-item>
        <text:list-item>
          <text:p text:style-name="PreformattedText"><text:tab/><text:tab/>wtemp = sin(0.5*theta);</text:p>
        </text:list-item>
        <text:list-item>
          <text:p text:style-name="PreformattedText"><text:tab/><text:tab/>wpr = -2.0*wtemp*wtemp;</text:p>
        </text:list-item>
        <text:list-item>
          <text:p text:style-name="PreformattedText"><text:tab/><text:tab/>wpi = sin(theta);</text:p>
        </text:list-item>
        <text:list-item>
          <text:p text:style-name="PreformattedText"><text:tab/><text:tab/>wr = 1.0;<text:tab/><text:tab/><text:tab/><text:tab/><text:tab/><text:tab/><text:tab/><text:tab/><text:tab/><text:tab/>// Real component</text:p>
        </text:list-item>
        <text:list-item>
          <text:p text:style-name="PreformattedText"><text:tab/><text:tab/>wi = 0.0;<text:tab/><text:tab/><text:tab/><text:tab/><text:tab/><text:tab/><text:tab/><text:tab/><text:tab/><text:tab/>// Imaginary Component</text:p>
        </text:list-item>
        <text:list-item>
          <text:p text:style-name="PreformattedText"><text:tab/><text:tab/>for (m = 1; m&lt;mmax; m += 2)</text:p>
        </text:list-item>
        <text:list-item>
          <text:p text:style-name="PreformattedText"><text:tab/><text:tab/>{</text:p>
        </text:list-item>
        <text:list-item>
          <text:p text:style-name="PreformattedText"><text:tab/><text:tab/><text:tab/>for (i = m; i &lt;= n; i += istep)</text:p>
        </text:list-item>
        <text:list-item>
          <text:p text:style-name="PreformattedText"><text:tab/><text:tab/><text:tab/>{</text:p>
        </text:list-item>
        <text:list-item>
          <text:p text:style-name="PreformattedText"><text:tab/><text:tab/><text:tab/><text:tab/>j = i + mmax;</text:p>
        </text:list-item>
        <text:list-item>
          <text:p text:style-name="PreformattedText"><text:tab/><text:tab/><text:tab/><text:tab/>tempr = wr*data[j] - wi* data[j + 1];</text:p>
        </text:list-item>
        <text:list-item>
          <text:p text:style-name="PreformattedText"><text:tab/><text:tab/><text:tab/><text:tab/>tempi = wr*data[j + 1] + wi*data[j];</text:p>
        </text:list-item>
        <text:list-item>
          <text:p text:style-name="PreformattedText"><text:tab/><text:tab/><text:tab/><text:tab/>data[j] = data[i] - tempr;</text:p>
        </text:list-item>
        <text:list-item>
          <text:p text:style-name="PreformattedText"><text:tab/><text:tab/><text:tab/><text:tab/>data[j + 1] = data[i + 1] - tempi;</text:p>
        </text:list-item>
        <text:list-item>
          <text:p text:style-name="PreformattedText"><text:tab/><text:tab/><text:tab/><text:tab/>data[i] += tempr;</text:p>
        </text:list-item>
        <text:list-item>
          <text:p text:style-name="PreformattedText"><text:tab/><text:tab/><text:tab/><text:tab/>data[i + 1] += tempi;</text:p>
        </text:list-item>
        <text:list-item>
          <text:p text:style-name="PreformattedText"><text:tab/><text:tab/><text:tab/>}</text:p>
        </text:list-item>
        <text:list-item>
          <text:p text:style-name="PreformattedText"><text:tab/><text:tab/><text:tab/>wr = (wtemp = wr)*wpr - wi*wpi + wr;</text:p>
        </text:list-item>
        <text:list-item>
          <text:p text:style-name="PreformattedText"><text:tab/><text:tab/><text:tab/>wi = wi*wpr + wtemp*wpi + wi;</text:p>
        </text:list-item>
        <text:list-item>
          <text:p text:style-name="PreformattedText"><text:tab/><text:tab/>}</text:p>
        </text:list-item>
        <text:list-item>
          <text:p text:style-name="PreformattedText"><text:tab/><text:tab/>mmax = istep;</text:p>
        </text:list-item>
        <text:list-item>
          <text:p text:style-name="PreformattedText"><text:tab/>}</text:p>
        </text:list-item>
        <text:list-item>
          <text:p text:style-name="PreformattedText"/>
        </text:list-item>
        <text:list-item>
          <text:p text:style-name="PreformattedText">}</text:p>
        </text:list-item>
        <text:list-item>
          <text:p text:style-name="PreformattedText"/>
        </text:list-item>
        <text:list-item>
          <text:p text:style-name="PreformattedText"/>
        </text:list-item>
        <text:list-item>
          <text:p text:style-name="PreformattedText">/*-------------------- NormalizeArray()-------------------------------------</text:p>
        </text:list-item>
        <text:list-item>
          <text:p text:style-name="PreformattedText"/>
        </text:list-item>
        <text:list-item>
          <text:p text:style-name="PreformattedText">PURPOSE</text:p>
        </text:list-item>
        <text:list-item>
          <text:p text:style-name="PreformattedText">Normalizes 2D array, then multiplies by 255</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text:p>
        </text:list-item>
        <text:list-item>
          <text:p text:style-name="PreformattedText">void NormalizeArray(float **data, int xsize, int ysize)</text:p>
        </text:list-item>
        <text:list-item>
          <text:p text:style-name="PreformattedText">{</text:p>
        </text:list-item>
        <text:list-item>
          <text:p text:style-name="PreformattedText"><text:tab/>int i, j;</text:p>
        </text:list-item>
        <text:list-item>
          <text:p text:style-name="PreformattedText"><text:tab/>float max, min, num, denom;</text:p>
        </text:list-item>
        <text:list-item>
          <text:p text:style-name="PreformattedText"><text:tab/>max = min = data[0][0];</text:p>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if (data[i][j] &gt; max)</text:p>
        </text:list-item>
        <text:list-item>
          <text:p text:style-name="PreformattedText"><text:tab/><text:tab/><text:tab/>{</text:p>
        </text:list-item>
        <text:list-item>
          <text:p text:style-name="PreformattedText"><text:tab/><text:tab/><text:tab/><text:tab/>max = data[i][j];</text:p>
        </text:list-item>
        <text:list-item>
          <text:p text:style-name="PreformattedText"><text:tab/><text:tab/><text:tab/>}</text:p>
        </text:list-item>
        <text:list-item>
          <text:p text:style-name="PreformattedText"><text:tab/><text:tab/><text:tab/>if (data[i][j] &lt; min)</text:p>
        </text:list-item>
        <text:list-item>
          <text:p text:style-name="PreformattedText"><text:tab/><text:tab/><text:tab/>{</text:p>
        </text:list-item>
        <text:list-item>
          <text:p text:style-name="PreformattedText"><text:tab/><text:tab/><text:tab/><text:tab/>min = data[i][j];</text:p>
        </text:list-item>
        <text:list-item>
          <text:p text:style-name="PreformattedText"><text:tab/><text:tab/><text:tab/>}</text:p>
        </text:list-item>
        <text:list-item>
          <text:p text:style-name="PreformattedText"><text:tab/><text:tab/>}</text:p>
        </text:list-item>
        <text:list-item>
          <text:p text:style-name="PreformattedText"><text:tab/>}</text:p>
        </text:list-item>
        <text:list-item>
          <text:p text:style-name="PreformattedText"><text:tab/>denom = max - min;</text:p>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num = data[i][j] - min;</text:p>
        </text:list-item>
        <text:list-item>
          <text:p text:style-name="PreformattedText"><text:tab/><text:tab/><text:tab/>data[i][j] = (int)(num / denom * 255);</text:p>
        </text:list-item>
        <text:list-item>
          <text:p text:style-name="PreformattedText"><text:tab/><text:tab/>}</text:p>
        </text:list-item>
        <text:list-item>
          <text:p text:style-name="PreformattedText"><text:tab/>}</text:p>
        </text:list-item>
        <text:list-item>
          <text:p text:style-name="PreformattedText"/>
        </text:list-item>
        <text:list-item>
          <text:p text:style-name="PreformattedText">}</text:p>
        </text:list-item>
        <text:list-item>
          <text:p text:style-name="PreformattedText"/>
        </text:list-item>
        <text:list-item>
          <text:p text:style-name="PreformattedText"/>
        </text:list-item>
        <text:list-item>
          <text:p text:style-name="PreformattedText">/*-------------------- GetSpectrum()-------------------------------------</text:p>
        </text:list-item>
        <text:list-item>
          <text:p text:style-name="PreformattedText"/>
        </text:list-item>
        <text:list-item>
          <text:p text:style-name="PreformattedText">PURPOSE</text:p>
        </text:list-item>
        <text:list-item>
          <text:p text:style-name="PreformattedText">Take absolute value of 2D array</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real:<text:tab/>2D array of real numbers</text:p>
        </text:list-item>
        <text:list-item>
          <text:p text:style-name="PreformattedText">-imag:<text:tab/>2D array of imaginary numbers</text:p>
        </text:list-item>
        <text:list-item>
          <text:p text:style-name="PreformattedText">--------------------------------------------------------------------*/</text:p>
        </text:list-item>
        <text:list-item>
          <text:p text:style-name="PreformattedText">void GetSpectrum(float **data, float **real, float **imag, int xsize, int ysize)</text:p>
        </text:list-item>
        <text:list-item>
          <text:p text:style-name="PreformattedText">{</text:p>
        </text:list-item>
        <text:list-item>
          <text:p text:style-name="PreformattedText"><text:tab/>int ycount, xcount;</text:p>
        </text:list-item>
        <text:list-item>
          <text:p text:style-name="PreformattedText"><text:tab/>float magnitude;</text:p>
        </text:list-item>
        <text:list-item>
          <text:p text:style-name="PreformattedText"><text:tab/>for (ycount = 0; ycount &lt; ysize; ycount++)</text:p>
        </text:list-item>
        <text:list-item>
          <text:p text:style-name="PreformattedText"><text:tab/>{</text:p>
        </text:list-item>
        <text:list-item>
          <text:p text:style-name="PreformattedText"><text:tab/><text:tab/>for (xcount = 0; xcount &lt; xsize; xcount++)</text:p>
        </text:list-item>
        <text:list-item>
          <text:p text:style-name="PreformattedText"><text:tab/><text:tab/>{</text:p>
        </text:list-item>
        <text:list-item>
          <text:p text:style-name="PreformattedText"><text:tab/><text:tab/><text:tab/>magnitude = sqrt(powf(real[ycount][xcount], 2) + powf(imag[ycount][xcount], 2));</text:p>
        </text:list-item>
        <text:list-item>
          <text:p text:style-name="PreformattedText"><text:tab/><text:tab/><text:tab/>data[ycount][xcount] = magnitude;</text:p>
        </text:list-item>
        <text:list-item>
          <text:p text:style-name="PreformattedText"><text:tab/><text:tab/>}</text:p>
        </text:list-item>
        <text:list-item>
          <text:p text:style-name="PreformattedText"><text:tab/>}</text:p>
        </text:list-item>
        <text:list-item>
          <text:p text:style-name="PreformattedText">}</text:p>
        </text:list-item>
        <text:list-item>
          <text:p text:style-name="PreformattedText"/>
        </text:list-item>
        <text:list-item>
          <text:p text:style-name="PreformattedText">/*-------------------- iFour2Prep()-------------------------------------</text:p>
        </text:list-item>
        <text:list-item>
          <text:p text:style-name="PreformattedText"/>
        </text:list-item>
        <text:list-item>
          <text:p text:style-name="PreformattedText">PURPOSE</text:p>
        </text:list-item>
        <text:list-item>
          <text:p text:style-name="PreformattedText">Preps data to take inverse 2D fourier transform</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real:<text:tab/>2D array of real numbers</text:p>
        </text:list-item>
        <text:list-item>
          <text:p text:style-name="PreformattedText">-imag:<text:tab/>2D array of imaginary numbers</text:p>
        </text:list-item>
        <text:list-item>
          <text:p text:style-name="PreformattedText">--------------------------------------------------------------------*/</text:p>
        </text:list-item>
        <text:list-item>
          <text:p text:style-name="PreformattedText">void iFour2Prep(float **data, float **real, float **imag, int xsize, int ysize)</text:p>
        </text:list-item>
        <text:list-item>
          <text:p text:style-name="PreformattedText">{</text:p>
        </text:list-item>
        <text:list-item>
          <text:p text:style-name="PreformattedText"><text:tab/>int xcount, ycount;</text:p>
        </text:list-item>
        <text:list-item>
          <text:p text:style-name="PreformattedText"><text:tab/>for (ycount = 0; ycount &lt; ysize; ycount++)</text:p>
        </text:list-item>
        <text:list-item>
          <text:p text:style-name="PreformattedText"><text:tab/>{</text:p>
        </text:list-item>
        <text:list-item>
          <text:p text:style-name="PreformattedText"><text:tab/><text:tab/>for (xcount = 0; xcount &lt; xsize*2; xcount += 2)</text:p>
        </text:list-item>
        <text:list-item>
          <text:p text:style-name="PreformattedText"><text:tab/><text:tab/>{</text:p>
        </text:list-item>
        <text:list-item>
          <text:p text:style-name="PreformattedText"><text:tab/><text:tab/><text:tab/>data[ycount][xcount] = real[ycount][xcount / 2];</text:p>
        </text:list-item>
        <text:list-item>
          <text:p text:style-name="PreformattedText"><text:tab/><text:tab/><text:tab/>data[ycount][xcount + 1] = imag[ycount][xcount / 2];</text:p>
        </text:list-item>
        <text:list-item>
          <text:p text:style-name="PreformattedText"><text:tab/><text:tab/>}</text:p>
        </text:list-item>
        <text:list-item>
          <text:p text:style-name="PreformattedText"><text:tab/>}</text:p>
        </text:list-item>
        <text:list-item>
          <text:p text:style-name="PreformattedText">}</text:p>
        </text:list-item>
        <text:list-item>
          <text:p text:style-name="PreformattedText"/>
        </text:list-item>
        <text:list-item>
          <text:p text:style-name="PreformattedText"/>
        </text:list-item>
        <text:list-item>
          <text:p text:style-name="PreformattedText"/>
        </text:list-item>
        <text:list-item>
          <text:p text:style-name="PreformattedText">/*-------------------- SpacialTransform()-------------------------------------</text:p>
        </text:list-item>
        <text:list-item>
          <text:p text:style-name="PreformattedText"/>
        </text:list-item>
        <text:list-item>
          <text:p text:style-name="PreformattedText">PURPOSE</text:p>
        </text:list-item>
        <text:list-item>
          <text:p text:style-name="PreformattedText">Take spacial transform of 2D array</text:p>
        </text:list-item>
        <text:list-item>
          <text:p text:style-name="PreformattedText"/>
        </text:list-item>
        <text:list-item>
          <text:p text:style-name="PreformattedText">Inputs:</text:p>
        </text:list-item>
        <text:list-item>
          <text:p text:style-name="PreformattedText">-data:<text:tab/>2D array to be input</text:p>
        </text:list-item>
        <text:list-item>
          <text:p text:style-name="PreformattedText">-xsize:<text:tab/>number of pixels in x direction</text:p>
        </text:list-item>
        <text:list-item>
          <text:p text:style-name="PreformattedText">-ysize: number of pixels in y direction</text:p>
        </text:list-item>
        <text:list-item>
          <text:p text:style-name="PreformattedText"/>
        </text:list-item>
        <text:list-item>
          <text:p text:style-name="PreformattedText">-------------------------------------------------------------------------*/</text:p>
        </text:list-item>
        <text:list-item>
          <text:p text:style-name="PreformattedText">void SpacialTransform(float **data, int xsize, int ysize)</text:p>
        </text:list-item>
        <text:list-item>
          <text:p text:style-name="PreformattedText">{</text:p>
        </text:list-item>
        <text:list-item>
          <text:p text:style-name="PreformattedText"><text:tab/>int xcount, ycount;</text:p>
        </text:list-item>
        <text:list-item>
          <text:p text:style-name="PreformattedText"><text:tab/>float temp;</text:p>
        </text:list-item>
        <text:list-item>
          <text:p text:style-name="PreformattedText"><text:tab/>for (ycount = 0; ycount &lt; ysize; ycount++)</text:p>
        </text:list-item>
        <text:list-item>
          <text:p text:style-name="PreformattedText"><text:tab/>{</text:p>
        </text:list-item>
        <text:list-item>
          <text:p text:style-name="PreformattedText"><text:tab/><text:tab/>for (xcount = 0; xcount &lt; xsize; xcount++)</text:p>
        </text:list-item>
        <text:list-item>
          <text:p text:style-name="PreformattedText"><text:tab/><text:tab/>{</text:p>
        </text:list-item>
        <text:list-item>
          <text:p text:style-name="PreformattedText"><text:tab/><text:tab/><text:tab/>temp = data[ycount][xcount] * powf(-1, xcount + ycount);</text:p>
        </text:list-item>
        <text:list-item>
          <text:p text:style-name="PreformattedText"><text:tab/><text:tab/><text:tab/>data[ycount][xcount] = temp;</text:p>
        </text:list-item>
        <text:list-item>
          <text:p text:style-name="PreformattedText"><text:tab/><text:tab/>}</text:p>
        </text:list-item>
        <text:list-item>
          <text:p text:style-name="PreformattedText"><text:tab/>}</text:p>
        </text:list-item>
        <text:list-item>
          <text:p text:style-name="PreformattedText">}</text:p>
        </text:list-item>
        <text:list-item>
          <text:p text:style-name="PreformattedText">/*-------------------- four2()-------------------------------------</text:p>
        </text:list-item>
        <text:list-item>
          <text:p text:style-name="PreformattedText"/>
        </text:list-item>
        <text:list-item>
          <text:p text:style-name="PreformattedText">PURPOSE</text:p>
        </text:list-item>
        <text:list-item>
          <text:p text:style-name="PreformattedText">Take fourier transform of 2D array</text:p>
        </text:list-item>
        <text:list-item>
          <text:p text:style-name="PreformattedText"/>
        </text:list-item>
        <text:list-item>
          <text:p text:style-name="PreformattedText">Inputs:</text:p>
        </text:list-item>
        <text:list-item>
          <text:p text:style-name="PreformattedText">-data:<text:tab/>2D array to be input</text:p>
        </text:list-item>
        <text:list-item>
          <text:p text:style-name="PreformattedText">-xsize:<text:tab/>number of pixels in x direction</text:p>
        </text:list-item>
        <text:list-item>
          <text:p text:style-name="PreformattedText">-ysize: number of pixels in y direction</text:p>
        </text:list-item>
        <text:list-item>
          <text:p text:style-name="PreformattedText">-isign: inverse or forwards</text:p>
        </text:list-item>
        <text:list-item>
          <text:p text:style-name="PreformattedText">-real:<text:tab/>2D array to hold real component of 2DFFT</text:p>
        </text:list-item>
        <text:list-item>
          <text:p text:style-name="PreformattedText">-imag:<text:tab/>2D array to hold imaginary component of 2DFFT</text:p>
        </text:list-item>
        <text:list-item>
          <text:p text:style-name="PreformattedText">-------------------------------------------------------------------------*/</text:p>
        </text:list-item>
        <text:list-item>
          <text:p text:style-name="PreformattedText">void four2(float **data, int xsize, int ysize, int isign, float **real, float **imag)</text:p>
        </text:list-item>
        <text:list-item>
          <text:p text:style-name="PreformattedText">{</text:p>
        </text:list-item>
        <text:list-item>
          <text:p text:style-name="PreformattedText"><text:tab/>int xcount, ycount;</text:p>
        </text:list-item>
        <text:list-item>
          <text:p text:style-name="PreformattedText"><text:tab/>// Forwards Transform</text:p>
        </text:list-item>
        <text:list-item>
          <text:p text:style-name="PreformattedText"><text:tab/>if (isign &gt; 0)</text:p>
        </text:list-item>
        <text:list-item>
          <text:p text:style-name="PreformattedText"><text:tab/>{</text:p>
        </text:list-item>
        <text:list-item>
          <text:p text:style-name="PreformattedText"><text:tab/><text:tab/>int xcount, ycount;</text:p>
        </text:list-item>
        <text:list-item>
          <text:p text:style-name="PreformattedText"><text:tab/><text:tab/>float temp;</text:p>
        </text:list-item>
        <text:list-item>
          <text:p text:style-name="PreformattedText"><text:tab/><text:tab/>for (ycount = 0; ycount &lt; ysize; ycount++)</text:p>
        </text:list-item>
        <text:list-item>
          <text:p text:style-name="PreformattedText"><text:tab/><text:tab/>{</text:p>
        </text:list-item>
        <text:list-item>
          <text:p text:style-name="PreformattedText"><text:tab/><text:tab/><text:tab/>for (xcount = 0; xcount &lt; xsize; xcount++)</text:p>
        </text:list-item>
        <text:list-item>
          <text:p text:style-name="PreformattedText"><text:tab/><text:tab/><text:tab/>{</text:p>
        </text:list-item>
        <text:list-item>
          <text:p text:style-name="PreformattedText"><text:tab/><text:tab/><text:tab/><text:tab/>temp = data[ycount][xcount] * powf(-1, xcount + ycount);</text:p>
        </text:list-item>
        <text:list-item>
          <text:p text:style-name="PreformattedText"><text:tab/><text:tab/><text:tab/><text:tab/>data[ycount][xcount] = temp;</text:p>
        </text:list-item>
        <text:list-item>
          <text:p text:style-name="PreformattedText"><text:tab/><text:tab/><text:tab/>}</text:p>
        </text:list-item>
        <text:list-item>
          <text:p text:style-name="PreformattedText"><text:tab/><text:tab/>}</text:p>
        </text:list-item>
        <text:list-item>
          <text:p text:style-name="PreformattedText"><text:tab/><text:tab/>// FFT of rows</text:p>
        </text:list-item>
        <text:list-item>
          <text:p text:style-name="PreformattedText"><text:tab/><text:tab/>float *horzLine;<text:tab/><text:tab/><text:tab/>// Each row to be transformed</text:p>
        </text:list-item>
        <text:list-item>
          <text:p text:style-name="PreformattedText"><text:tab/><text:tab/>horzLine = malloc(sizeof(float)*xsize * 2);</text:p>
        </text:list-item>
        <text:list-item>
          <text:p text:style-name="PreformattedText"><text:tab/><text:tab/>for (ycount = 0; ycount &lt; ysize; ycount++)</text:p>
        </text:list-item>
        <text:list-item>
          <text:p text:style-name="PreformattedText"><text:tab/><text:tab/>{</text:p>
        </text:list-item>
        <text:list-item>
          <text:p text:style-name="PreformattedText"><text:tab/><text:tab/><text:tab/>for (xcount = 0; xcount &lt; xsize * 2; xcount++)</text:p>
        </text:list-item>
        <text:list-item>
          <text:p text:style-name="PreformattedText"><text:tab/><text:tab/><text:tab/>{</text:p>
        </text:list-item>
        <text:list-item>
          <text:p text:style-name="PreformattedText"><text:tab/><text:tab/><text:tab/><text:tab/>horzLine[xcount] = 0;</text:p>
        </text:list-item>
        <text:list-item>
          <text:p text:style-name="PreformattedText"><text:tab/><text:tab/><text:tab/>}</text:p>
        </text:list-item>
        <text:list-item>
          <text:p text:style-name="PreformattedText"><text:tab/><text:tab/><text:tab/>for (xcount = 0; xcount &lt; xsize * 2; xcount += 2)</text:p>
        </text:list-item>
        <text:list-item>
          <text:p text:style-name="PreformattedText"><text:tab/><text:tab/><text:tab/>{</text:p>
        </text:list-item>
        <text:list-item>
          <text:p text:style-name="PreformattedText"><text:tab/><text:tab/><text:tab/><text:tab/>horzLine[xcount] = data[ycount][xcount / 2];</text:p>
        </text:list-item>
        <text:list-item>
          <text:p text:style-name="PreformattedText"><text:tab/><text:tab/><text:tab/>}</text:p>
        </text:list-item>
        <text:list-item>
          <text:p text:style-name="PreformattedText"/>
        </text:list-item>
        <text:list-item>
          <text:p text:style-name="PreformattedText"><text:tab/><text:tab/><text:tab/>four1(horzLine - 1, xsize, isign);</text:p>
        </text:list-item>
        <text:list-item>
          <text:p text:style-name="PreformattedText"/>
        </text:list-item>
        <text:list-item>
          <text:p text:style-name="PreformattedText"><text:tab/><text:tab/><text:tab/>for (xcount = 0; xcount &lt; xsize * 2; xcount++)</text:p>
        </text:list-item>
        <text:list-item>
          <text:p text:style-name="PreformattedText"><text:tab/><text:tab/><text:tab/>{</text:p>
        </text:list-item>
        <text:list-item>
          <text:p text:style-name="PreformattedText"><text:tab/><text:tab/><text:tab/><text:tab/>data[ycount][xcount] = horzLine[xcount];</text:p>
        </text:list-item>
        <text:list-item>
          <text:p text:style-name="PreformattedText"><text:tab/><text:tab/><text:tab/>}</text:p>
        </text:list-item>
        <text:list-item>
          <text:p text:style-name="PreformattedText"><text:tab/><text:tab/>}</text:p>
        </text:list-item>
        <text:list-item>
          <text:p text:style-name="PreformattedText"><text:tab/><text:tab/></text:p>
        </text:list-item>
        <text:list-item>
          <text:p text:style-name="PreformattedText"><text:tab/><text:tab/>// FFT of columns</text:p>
        </text:list-item>
        <text:list-item>
          <text:p text:style-name="PreformattedText"><text:tab/><text:tab/>float *vertLine;</text:p>
        </text:list-item>
        <text:list-item>
          <text:p text:style-name="PreformattedText"><text:tab/><text:tab/>vertLine = malloc(sizeof(float)*ysize * 2);</text:p>
        </text:list-item>
        <text:list-item>
          <text:p text:style-name="PreformattedText"><text:tab/><text:tab/>for (xcount = 0; xcount &lt; xsize; xcount++)</text:p>
        </text:list-item>
        <text:list-item>
          <text:p text:style-name="PreformattedText"><text:tab/><text:tab/>{</text:p>
        </text:list-item>
        <text:list-item>
          <text:p text:style-name="PreformattedText"><text:tab/><text:tab/><text:tab/>for (ycount = 0; ycount &lt; ysize * 2; ycount++)</text:p>
        </text:list-item>
        <text:list-item>
          <text:p text:style-name="PreformattedText"><text:tab/><text:tab/><text:tab/>{</text:p>
        </text:list-item>
        <text:list-item>
          <text:p text:style-name="PreformattedText"><text:tab/><text:tab/><text:tab/><text:tab/>vertLine[ycount] = 0;</text:p>
        </text:list-item>
        <text:list-item>
          <text:p text:style-name="PreformattedText"><text:tab/><text:tab/><text:tab/>}</text:p>
        </text:list-item>
        <text:list-item>
          <text:p text:style-name="PreformattedText"><text:tab/><text:tab/><text:tab/>for (ycount = 0; ycount &lt; ysize * 2; ycount += 2)</text:p>
        </text:list-item>
        <text:list-item>
          <text:p text:style-name="PreformattedText"><text:tab/><text:tab/><text:tab/>{</text:p>
        </text:list-item>
        <text:list-item>
          <text:p text:style-name="PreformattedText"><text:tab/><text:tab/><text:tab/><text:tab/>vertLine[ycount] = data[ycount / 2][xcount * 2];</text:p>
        </text:list-item>
        <text:list-item>
          <text:p text:style-name="PreformattedText"><text:tab/><text:tab/><text:tab/><text:tab/>vertLine[ycount + 1] = data[ycount / 2][xcount * 2 + 1];</text:p>
        </text:list-item>
        <text:list-item>
          <text:p text:style-name="PreformattedText"><text:tab/><text:tab/><text:tab/>}</text:p>
        </text:list-item>
        <text:list-item>
          <text:p text:style-name="PreformattedText"/>
        </text:list-item>
        <text:list-item>
          <text:p text:style-name="PreformattedText"><text:tab/><text:tab/><text:tab/>four1(vertLine - 1, ysize, isign);</text:p>
        </text:list-item>
        <text:list-item>
          <text:p text:style-name="PreformattedText"/>
        </text:list-item>
        <text:list-item>
          <text:p text:style-name="PreformattedText"><text:tab/><text:tab/><text:tab/>for (ycount = 0; ycount &lt; ysize * 2; ycount++)</text:p>
        </text:list-item>
        <text:list-item>
          <text:p text:style-name="PreformattedText"><text:tab/><text:tab/><text:tab/>{</text:p>
        </text:list-item>
        <text:list-item>
          <text:p text:style-name="PreformattedText"><text:tab/><text:tab/><text:tab/><text:tab/>data[ycount][xcount] = vertLine[ycount];</text:p>
        </text:list-item>
        <text:list-item>
          <text:p text:style-name="PreformattedText"><text:tab/><text:tab/><text:tab/>}</text:p>
        </text:list-item>
        <text:list-item>
          <text:p text:style-name="PreformattedText"><text:tab/><text:tab/><text:tab/>for (ycount = 0; ycount &lt; ysize*2; ycount+=2)</text:p>
        </text:list-item>
        <text:list-item>
          <text:p text:style-name="PreformattedText"><text:tab/><text:tab/><text:tab/>{</text:p>
        </text:list-item>
        <text:list-item>
          <text:p text:style-name="PreformattedText"><text:tab/><text:tab/><text:tab/><text:tab/>real[ycount / 2][xcount] = vertLine[ycount];</text:p>
        </text:list-item>
        <text:list-item>
          <text:p text:style-name="PreformattedText"><text:tab/><text:tab/><text:tab/><text:tab/>imag[ycount / 2][xcount] = vertLine[ycount + 1];</text:p>
        </text:list-item>
        <text:list-item>
          <text:p text:style-name="PreformattedText"><text:tab/><text:tab/><text:tab/>}</text:p>
        </text:list-item>
        <text:list-item>
          <text:p text:style-name="PreformattedText"><text:tab/><text:tab/>}</text:p>
        </text:list-item>
        <text:list-item>
          <text:p text:style-name="PreformattedText"><text:tab/><text:tab/>GetSpectrum(data, real, imag, xsize, ysize);</text:p>
        </text:list-item>
        <text:list-item>
          <text:p text:style-name="PreformattedText"><text:tab/><text:tab/>NormalizeArray(data, xsize, ysize);</text:p>
        </text:list-item>
        <text:list-item>
          <text:p text:style-name="PreformattedText"><text:tab/>}</text:p>
        </text:list-item>
        <text:list-item>
          <text:p text:style-name="PreformattedText"><text:tab/>// Inverse Transform</text:p>
        </text:list-item>
        <text:list-item>
          <text:p text:style-name="PreformattedText"><text:tab/>else</text:p>
        </text:list-item>
        <text:list-item>
          <text:p text:style-name="PreformattedText"><text:tab/>{</text:p>
        </text:list-item>
        <text:list-item>
          <text:p text:style-name="PreformattedText"><text:tab/><text:tab/>for (ycount = 0; ycount &lt; ysize; ycount++)</text:p>
        </text:list-item>
        <text:list-item>
          <text:p text:style-name="PreformattedText"><text:tab/><text:tab/>{</text:p>
        </text:list-item>
        <text:list-item>
          <text:p text:style-name="PreformattedText"><text:tab/><text:tab/><text:tab/>for (xcount = 0; xcount &lt; xsize * 2; xcount += 2)</text:p>
        </text:list-item>
        <text:list-item>
          <text:p text:style-name="PreformattedText"><text:tab/><text:tab/><text:tab/>{</text:p>
        </text:list-item>
        <text:list-item>
          <text:p text:style-name="PreformattedText"><text:tab/><text:tab/><text:tab/><text:tab/>data[ycount][xcount] = real[ycount][xcount / 2];</text:p>
        </text:list-item>
        <text:list-item>
          <text:p text:style-name="PreformattedText"><text:tab/><text:tab/><text:tab/><text:tab/>data[ycount][xcount + 1] = imag[ycount][xcount / 2];</text:p>
        </text:list-item>
        <text:list-item>
          <text:p text:style-name="PreformattedText"><text:tab/><text:tab/><text:tab/>}</text:p>
        </text:list-item>
        <text:list-item>
          <text:p text:style-name="PreformattedText"><text:tab/><text:tab/>}</text:p>
        </text:list-item>
        <text:list-item>
          <text:p text:style-name="PreformattedText"><text:tab/><text:tab/>float *vertLine;</text:p>
        </text:list-item>
        <text:list-item>
          <text:p text:style-name="PreformattedText"><text:tab/><text:tab/>vertLine = malloc(sizeof(float)*ysize * 2);</text:p>
        </text:list-item>
        <text:list-item>
          <text:p text:style-name="PreformattedText"><text:tab/><text:tab/>for (xcount = 0; xcount &lt; xsize*2; xcount+=2)</text:p>
        </text:list-item>
        <text:list-item>
          <text:p text:style-name="PreformattedText"><text:tab/><text:tab/>{</text:p>
        </text:list-item>
        <text:list-item>
          <text:p text:style-name="PreformattedText"><text:tab/><text:tab/><text:tab/>for (ycount = 0; ycount &lt; ysize * 2; ycount += 2)</text:p>
        </text:list-item>
        <text:list-item>
          <text:p text:style-name="PreformattedText"><text:tab/><text:tab/><text:tab/>{</text:p>
        </text:list-item>
        <text:list-item>
          <text:p text:style-name="PreformattedText"><text:tab/><text:tab/><text:tab/><text:tab/>vertLine[ycount] = data[ycount / 2][xcount];</text:p>
        </text:list-item>
        <text:list-item>
          <text:p text:style-name="PreformattedText"><text:tab/><text:tab/><text:tab/><text:tab/>vertLine[ycount + 1] = data[ycount / 2][xcount + 1];</text:p>
        </text:list-item>
        <text:list-item>
          <text:p text:style-name="PreformattedText"><text:tab/><text:tab/><text:tab/>}</text:p>
        </text:list-item>
        <text:list-item>
          <text:p text:style-name="PreformattedText"/>
        </text:list-item>
        <text:list-item>
          <text:p text:style-name="PreformattedText"><text:tab/><text:tab/><text:tab/>four1(vertLine - 1, ysize, isign);</text:p>
        </text:list-item>
        <text:list-item>
          <text:p text:style-name="PreformattedText"/>
        </text:list-item>
        <text:list-item>
          <text:p text:style-name="PreformattedText"><text:tab/><text:tab/><text:tab/>for (ycount = 0; ycount &lt; ysize * 2; ycount+=2)</text:p>
        </text:list-item>
        <text:list-item>
          <text:p text:style-name="PreformattedText"><text:tab/><text:tab/><text:tab/>{</text:p>
        </text:list-item>
        <text:list-item>
          <text:p text:style-name="PreformattedText"><text:tab/><text:tab/><text:tab/><text:tab/>data[ycount/2][xcount] = vertLine[ycount];</text:p>
        </text:list-item>
        <text:list-item>
          <text:p text:style-name="PreformattedText"><text:tab/><text:tab/><text:tab/><text:tab/>data[ycount / 2][xcount + 1] = vertLine[ycount+ 1];</text:p>
        </text:list-item>
        <text:list-item>
          <text:p text:style-name="PreformattedText">/*--------------- arrays.c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Array based functions for inputting images</text:p>
        </text:list-item>
        <text:list-item>
          <text:p text:style-name="PreformattedText"/>
        </text:list-item>
        <text:list-item>
          <text:p text:style-name="PreformattedText">---------------------------------------------*/</text:p>
        </text:list-item>
        <text:list-item>
          <text:p text:style-name="PreformattedText"/>
        </text:list-item>
        <text:list-item>
          <text:p text:style-name="PreformattedText">#include "arrays.h"</text:p>
        </text:list-item>
        <text:list-item>
          <text:p text:style-name="PreformattedText"/>
        </text:list-item>
        <text:list-item>
          <text:p text:style-name="PreformattedText"/>
        </text:list-item>
        <text:list-item>
          <text:p text:style-name="PreformattedText"/>
        </text:list-item>
        <text:list-item>
          <text:p text:style-name="PreformattedText">/*-------------------- ReadIntoArray()-------------------------------------</text:p>
        </text:list-item>
        <text:list-item>
          <text:p text:style-name="PreformattedText"/>
        </text:list-item>
        <text:list-item>
          <text:p text:style-name="PreformattedText">PURPOSE</text:p>
        </text:list-item>
        <text:list-item>
          <text:p text:style-name="PreformattedText">Reads a raw image file into a 2D array</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text:p>
        </text:list-item>
        <text:list-item>
          <text:p text:style-name="PreformattedText">void ReadIntoArray(char *fn, int xsize, int ysize, unsigned char **data)</text:p>
        </text:list-item>
        <text:list-item>
          <text:p text:style-name="PreformattedText">{</text:p>
        </text:list-item>
        <text:list-item>
          <text:p text:style-name="PreformattedText"><text:tab/>int j;</text:p>
        </text:list-item>
        <text:list-item>
          <text:p text:style-name="PreformattedText"><text:tab/>int<text:tab/>k;</text:p>
        </text:list-item>
        <text:list-item>
          <text:p text:style-name="PreformattedText"><text:tab/>FILE *fp_inp;</text:p>
        </text:list-item>
        <text:list-item>
          <text:p text:style-name="PreformattedText"><text:tab/>unsigned char pixel;</text:p>
        </text:list-item>
        <text:list-item>
          <text:p text:style-name="PreformattedText"><text:tab/>// Read image contents into 2D array</text:p>
        </text:list-item>
        <text:list-item>
          <text:p text:style-name="PreformattedText"><text:tab/>fp_inp = fopen(fn, "r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fread(&amp;pixel, sizeof(char), 1, fp_inp);</text:p>
        </text:list-item>
        <text:list-item>
          <text:p text:style-name="PreformattedText"><text:tab/><text:tab/><text:tab/>data[j][k] = pixel;</text:p>
        </text:list-item>
        <text:list-item>
          <text:p text:style-name="PreformattedText"><text:tab/><text:tab/>}</text:p>
        </text:list-item>
        <text:list-item>
          <text:p text:style-name="PreformattedText"><text:tab/>}</text:p>
        </text:list-item>
        <text:list-item>
          <text:p text:style-name="PreformattedText"/>
        </text:list-item>
        <text:list-item>
          <text:p text:style-name="PreformattedText"><text:tab/>(void)fclose(fp_inp);</text:p>
        </text:list-item>
        <text:list-item>
          <text:p text:style-name="PreformattedText">/*--------------- arrays.c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Array based functions for inputting images</text:p>
        </text:list-item>
        <text:list-item>
          <text:p text:style-name="PreformattedText"/>
        </text:list-item>
        <text:list-item>
          <text:p text:style-name="PreformattedText">---------------------------------------------*/</text:p>
        </text:list-item>
        <text:list-item>
          <text:p text:style-name="PreformattedText"/>
        </text:list-item>
        <text:list-item>
          <text:p text:style-name="PreformattedText">#include "arrays.h"</text:p>
        </text:list-item>
        <text:list-item>
          <text:p text:style-name="PreformattedText"/>
        </text:list-item>
        <text:list-item>
          <text:p text:style-name="PreformattedText"/>
        </text:list-item>
        <text:list-item>
          <text:p text:style-name="PreformattedText"/>
        </text:list-item>
        <text:list-item>
          <text:p text:style-name="PreformattedText">/*-------------------- ReadIntoArray()-------------------------------------</text:p>
        </text:list-item>
        <text:list-item>
          <text:p text:style-name="PreformattedText"/>
        </text:list-item>
        <text:list-item>
          <text:p text:style-name="PreformattedText">PURPOSE</text:p>
        </text:list-item>
        <text:list-item>
          <text:p text:style-name="PreformattedText">Reads a raw image file into a 2D array</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text:p>
        </text:list-item>
        <text:list-item>
          <text:p text:style-name="PreformattedText">void ReadIntoArray(char *fn, int xsize, int ysize, unsigned char **data)</text:p>
        </text:list-item>
        <text:list-item>
          <text:p text:style-name="PreformattedText">{</text:p>
        </text:list-item>
        <text:list-item>
          <text:p text:style-name="PreformattedText"><text:tab/>int j;</text:p>
        </text:list-item>
        <text:list-item>
          <text:p text:style-name="PreformattedText"><text:tab/>int<text:tab/>k;</text:p>
        </text:list-item>
        <text:list-item>
          <text:p text:style-name="PreformattedText"><text:tab/>FILE *fp_inp;</text:p>
        </text:list-item>
        <text:list-item>
          <text:p text:style-name="PreformattedText"><text:tab/>unsigned char pixel;</text:p>
        </text:list-item>
        <text:list-item>
          <text:p text:style-name="PreformattedText"><text:tab/>// Read image contents into 2D array</text:p>
        </text:list-item>
        <text:list-item>
          <text:p text:style-name="PreformattedText"><text:tab/>fp_inp = fopen(fn, "r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fread(&amp;pixel, sizeof(char), 1, fp_inp);</text:p>
        </text:list-item>
        <text:list-item>
          <text:p text:style-name="PreformattedText"><text:tab/><text:tab/><text:tab/>data[j][k] = pixel;</text:p>
        </text:list-item>
        <text:list-item>
          <text:p text:style-name="PreformattedText"><text:tab/><text:tab/>}</text:p>
        </text:list-item>
        <text:list-item>
          <text:p text:style-name="PreformattedText"><text:tab/>}</text:p>
        </text:list-item>
        <text:list-item>
          <text:p text:style-name="PreformattedText"/>
        </text:list-item>
        <text:list-item>
          <text:p text:style-name="PreformattedText"><text:tab/>(void)fclose(fp_inp);</text:p>
        </text:list-item>
        <text:list-item>
          <text:p text:style-name="PreformattedText">}</text:p>
        </text:list-item>
        <text:list-item>
          <text:p text:style-name="PreformattedText"/>
        </text:list-item>
        <text:list-item>
          <text:p text:style-name="PreformattedText">/*-------------------- WriteIntoArray()-------------------------------------</text:p>
        </text:list-item>
        <text:list-item>
          <text:p text:style-name="PreformattedText"/>
        </text:list-item>
        <text:list-item>
          <text:p text:style-name="PreformattedText">PURPOSE</text:p>
        </text:list-item>
        <text:list-item>
          <text:p text:style-name="PreformattedText">Writes a 2D array to a raw image file</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out:<text:tab/>string to append to output image</text:p>
        </text:list-item>
        <text:list-item>
          <text:p text:style-name="PreformattedText">--------------------------------------------------------------------*/</text:p>
        </text:list-item>
        <text:list-item>
          <text:p text:style-name="PreformattedText">void WriteIntoArray(char *fn, char* out, int xsize, int ysize, float **data_ptr)</text:p>
        </text:list-item>
        <text:list-item>
          <text:p text:style-name="PreformattedText">{</text:p>
        </text:list-item>
        <text:list-item>
          <text:p text:style-name="PreformattedText"><text:tab/>int j, k;</text:p>
        </text:list-item>
        <text:list-item>
          <text:p text:style-name="PreformattedText"><text:tab/>FILE *out_file;</text:p>
        </text:list-item>
        <text:list-item>
          <text:p text:style-name="PreformattedText"><text:tab/>char out_name[20];</text:p>
        </text:list-item>
        <text:list-item>
          <text:p text:style-name="PreformattedText"><text:tab/>char name[15];</text:p>
        </text:list-item>
        <text:list-item>
          <text:p text:style-name="PreformattedText"><text:tab/>unsigned char pixel;</text:p>
        </text:list-item>
        <text:list-item>
          <text:p text:style-name="PreformattedText"><text:tab/>strcpy(name, fn);</text:p>
        </text:list-item>
        <text:list-item>
          <text:p text:style-name="PreformattedText"><text:tab/>strcpy(out_name, name);</text:p>
        </text:list-item>
        <text:list-item>
          <text:p text:style-name="PreformattedText"><text:tab/>strcat(out_name, out);</text:p>
        </text:list-item>
        <text:list-item>
          <text:p text:style-name="PreformattedText"><text:tab/>out_file = fopen(out_name, "w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pixel = data_ptr[j][k];</text:p>
        </text:list-item>
        <text:list-item>
          <text:p text:style-name="PreformattedText"><text:tab/><text:tab/><text:tab/>fwrite(&amp;pixel, sizeof(char), 1, out_file);</text:p>
        </text:list-item>
        <text:list-item>
          <text:p text:style-name="PreformattedText"><text:tab/><text:tab/>}</text:p>
        </text:list-item>
        <text:list-item>
          <text:p text:style-name="PreformattedText"><text:tab/>}/*--------------- arrays.c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Array based functions for inputting images</text:p>
        </text:list-item>
        <text:list-item>
          <text:p text:style-name="PreformattedText"/>
        </text:list-item>
        <text:list-item>
          <text:p text:style-name="PreformattedText">---------------------------------------------*/</text:p>
        </text:list-item>
        <text:list-item>
          <text:p text:style-name="PreformattedText"/>
        </text:list-item>
        <text:list-item>
          <text:p text:style-name="PreformattedText">#include "arrays.h"</text:p>
        </text:list-item>
        <text:list-item>
          <text:p text:style-name="PreformattedText"/>
        </text:list-item>
        <text:list-item>
          <text:p text:style-name="PreformattedText"/>
        </text:list-item>
        <text:list-item>
          <text:p text:style-name="PreformattedText"/>
        </text:list-item>
        <text:list-item>
          <text:p text:style-name="PreformattedText">/*-------------------- ReadIntoArray()-------------------------------------</text:p>
        </text:list-item>
        <text:list-item>
          <text:p text:style-name="PreformattedText"/>
        </text:list-item>
        <text:list-item>
          <text:p text:style-name="PreformattedText">PURPOSE</text:p>
        </text:list-item>
        <text:list-item>
          <text:p text:style-name="PreformattedText">Reads a raw image file into a 2D array</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text:p>
        </text:list-item>
        <text:list-item>
          <text:p text:style-name="PreformattedText">void ReadIntoArray(char *fn, int xsize, int ysize, unsigned char **data)</text:p>
        </text:list-item>
        <text:list-item>
          <text:p text:style-name="PreformattedText">{</text:p>
        </text:list-item>
        <text:list-item>
          <text:p text:style-name="PreformattedText"><text:tab/>int j;</text:p>
        </text:list-item>
        <text:list-item>
          <text:p text:style-name="PreformattedText"><text:tab/>int<text:tab/>k;</text:p>
        </text:list-item>
        <text:list-item>
          <text:p text:style-name="PreformattedText"><text:tab/>FILE *fp_inp;</text:p>
        </text:list-item>
        <text:list-item>
          <text:p text:style-name="PreformattedText"><text:tab/>unsigned char pixel;</text:p>
        </text:list-item>
        <text:list-item>
          <text:p text:style-name="PreformattedText"><text:tab/>// Read image contents into 2D array</text:p>
        </text:list-item>
        <text:list-item>
          <text:p text:style-name="PreformattedText"><text:tab/>fp_inp = fopen(fn, "r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fread(&amp;pixel, sizeof(char), 1, fp_inp);</text:p>
        </text:list-item>
        <text:list-item>
          <text:p text:style-name="PreformattedText"><text:tab/><text:tab/><text:tab/>data[j][k] = pixel;</text:p>
        </text:list-item>
        <text:list-item>
          <text:p text:style-name="PreformattedText"><text:tab/><text:tab/>}</text:p>
        </text:list-item>
        <text:list-item>
          <text:p text:style-name="PreformattedText"><text:tab/>}</text:p>
        </text:list-item>
        <text:list-item>
          <text:p text:style-name="PreformattedText"/>
        </text:list-item>
        <text:list-item>
          <text:p text:style-name="PreformattedText"><text:tab/>(void)fclose(fp_inp);</text:p>
        </text:list-item>
        <text:list-item>
          <text:p text:style-name="PreformattedText">}</text:p>
        </text:list-item>
        <text:list-item>
          <text:p text:style-name="PreformattedText"/>
        </text:list-item>
        <text:list-item>
          <text:p text:style-name="PreformattedText">/*-------------------- WriteIntoArray()-------------------------------------</text:p>
        </text:list-item>
        <text:list-item>
          <text:p text:style-name="PreformattedText"/>
        </text:list-item>
        <text:list-item>
          <text:p text:style-name="PreformattedText">PURPOSE</text:p>
        </text:list-item>
        <text:list-item>
          <text:p text:style-name="PreformattedText">Writes a 2D array to a raw image file</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out:<text:tab/>string to append to output image</text:p>
        </text:list-item>
        <text:list-item>
          <text:p text:style-name="PreformattedText">--------------------------------------------------------------------*/</text:p>
        </text:list-item>
        <text:list-item>
          <text:p text:style-name="PreformattedText">void WriteIntoArray(char *fn, char* out, int xsize, int ysize, float **data_ptr)</text:p>
        </text:list-item>
        <text:list-item>
          <text:p text:style-name="PreformattedText">{</text:p>
        </text:list-item>
        <text:list-item>
          <text:p text:style-name="PreformattedText"><text:tab/>int j, k;</text:p>
        </text:list-item>
        <text:list-item>
          <text:p text:style-name="PreformattedText"><text:tab/>FILE *out_file;</text:p>
        </text:list-item>
        <text:list-item>
          <text:p text:style-name="PreformattedText"><text:tab/>char out_name[20];</text:p>
        </text:list-item>
        <text:list-item>
          <text:p text:style-name="PreformattedText"><text:tab/>char name[15];</text:p>
        </text:list-item>
        <text:list-item>
          <text:p text:style-name="PreformattedText"><text:tab/>unsigned char pixel;</text:p>
        </text:list-item>
        <text:list-item>
          <text:p text:style-name="PreformattedText"><text:tab/>strcpy(name, fn);</text:p>
        </text:list-item>
        <text:list-item>
          <text:p text:style-name="PreformattedText"><text:tab/>strcpy(out_name, name);</text:p>
        </text:list-item>
        <text:list-item>
          <text:p text:style-name="PreformattedText"><text:tab/>strcat(out_name, out);</text:p>
        </text:list-item>
        <text:list-item>
          <text:p text:style-name="PreformattedText"><text:tab/>out_file = fopen(out_name, "w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pixel = data_ptr[j][k];</text:p>
        </text:list-item>
        <text:list-item>
          <text:p text:style-name="PreformattedText"><text:tab/><text:tab/><text:tab/>fwrite(&amp;pixel, sizeof(char), 1, out_file);</text:p>
        </text:list-item>
        <text:list-item>
          <text:p text:style-name="PreformattedText"><text:tab/><text:tab/>}</text:p>
        </text:list-item>
        <text:list-item>
          <text:p text:style-name="PreformattedText"><text:tab/>}</text:p>
        </text:list-item>
        <text:list-item>
          <text:p text:style-name="PreformattedText"><text:tab/>(void)fclose(out_file);</text:p>
        </text:list-item>
        <text:list-item>
          <text:p text:style-name="PreformattedText">}</text:p>
        </text:list-item>
        <text:list-item>
          <text:p text:style-name="PreformattedText"><text:tab/>(void)fclose(out_file);</text:p>
        </text:list-item>
        <text:list-item>
          <text:p text:style-name="PreformattedText">}}</text:p>
        </text:list-item>
        <text:list-item>
          <text:p text:style-name="PreformattedText"/>
        </text:list-item>
        <text:list-item>
          <text:p text:style-name="PreformattedText">/*-------------------- WriteIntoArray()-------------------------------------</text:p>
        </text:list-item>
        <text:list-item>
          <text:p text:style-name="PreformattedText"/>
        </text:list-item>
        <text:list-item>
          <text:p text:style-name="PreformattedText">PURPOSE</text:p>
        </text:list-item>
        <text:list-item>
          <text:p text:style-name="PreformattedText">Writes a 2D array to a raw image file</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out:<text:tab/>string to append to output image</text:p>
        </text:list-item>
        <text:list-item>
          <text:p text:style-name="PreformattedText">--------------------------------------------------------------------*/</text:p>
        </text:list-item>
        <text:list-item>
          <text:p text:style-name="PreformattedText">void WriteIntoArray(char *fn, char* out, int xsize, int ysize, float **data_ptr)</text:p>
        </text:list-item>
        <text:list-item>
          <text:p text:style-name="PreformattedText">{</text:p>
        </text:list-item>
        <text:list-item>
          <text:p text:style-name="PreformattedText"><text:tab/>int j, k;</text:p>
        </text:list-item>
        <text:list-item>
          <text:p text:style-name="PreformattedText"><text:tab/>FILE *out_file;</text:p>
        </text:list-item>
        <text:list-item>
          <text:p text:style-name="PreformattedText"><text:tab/>char out_name[20];</text:p>
        </text:list-item>
        <text:list-item>
          <text:p text:style-name="PreformattedText"><text:tab/>char name[15];</text:p>
        </text:list-item>
        <text:list-item>
          <text:p text:style-name="PreformattedText"><text:tab/>unsigned char pixel;</text:p>
        </text:list-item>
        <text:list-item>
          <text:p text:style-name="PreformattedText"><text:tab/>strcpy(name, fn);</text:p>
        </text:list-item>
        <text:list-item>
          <text:p text:style-name="PreformattedText"><text:tab/>strcpy(out_name, name);</text:p>
        </text:list-item>
        <text:list-item>
          <text:p text:style-name="PreformattedText"><text:tab/>strcat(out_name, out);</text:p>
        </text:list-item>
        <text:list-item>
          <text:p text:style-name="PreformattedText"><text:tab/>out_file = fopen(out_name, "w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pixel = data_ptr[j][k];</text:p>
        </text:list-item>
        <text:list-item>
          <text:p text:style-name="PreformattedText"><text:tab/><text:tab/><text:tab/>fwrite(&amp;pixel, sizeof(char), 1, out_file);</text:p>
        </text:list-item>
        <text:list-item>
          <text:p text:style-name="PreformattedText"><text:tab/><text:tab/>}</text:p>
        </text:list-item>
        <text:list-item>
          <text:p text:style-name="PreformattedText"><text:tab/>}</text:p>
        </text:list-item>
        <text:list-item>
          <text:p text:style-name="PreformattedText"><text:tab/>(void)fclose(out_file);</text:p>
        </text:list-item>
        <text:list-item>
          <text:p text:style-name="PreformattedText">}<text:tab/><text:tab/><text:tab/>}</text:p>
        </text:list-item>
        <text:list-item>
          <text:p text:style-name="PreformattedText"><text:tab/><text:tab/>}</text:p>
        </text:list-item>
        <text:list-item>
          <text:p text:style-name="PreformattedText"><text:tab/><text:tab/>float *horzLine;<text:tab/><text:tab/><text:tab/>// Each row to be transformed</text:p>
        </text:list-item>
        <text:list-item>
          <text:p text:style-name="PreformattedText"><text:tab/><text:tab/>horzLine = malloc(sizeof(float)*xsize * 2);</text:p>
        </text:list-item>
        <text:list-item>
          <text:p text:style-name="PreformattedText"><text:tab/><text:tab/>for (ycount = 0; ycount &lt; ysize; ycount++)</text:p>
        </text:list-item>
        <text:list-item>
          <text:p text:style-name="PreformattedText"><text:tab/><text:tab/>{</text:p>
        </text:list-item>
        <text:list-item>
          <text:p text:style-name="PreformattedText"><text:tab/><text:tab/><text:tab/>for (xcount = 0; xcount &lt; xsize * 2; xcount ++)</text:p>
        </text:list-item>
        <text:list-item>
          <text:p text:style-name="PreformattedText"><text:tab/><text:tab/><text:tab/>{</text:p>
        </text:list-item>
        <text:list-item>
          <text:p text:style-name="PreformattedText"><text:tab/><text:tab/><text:tab/><text:tab/>horzLine[xcount] = data[ycount][xcount];</text:p>
        </text:list-item>
        <text:list-item>
          <text:p text:style-name="PreformattedText"><text:tab/><text:tab/><text:tab/>}</text:p>
        </text:list-item>
        <text:list-item>
          <text:p text:style-name="PreformattedText"/>
        </text:list-item>
        <text:list-item>
          <text:p text:style-name="PreformattedText"><text:tab/><text:tab/><text:tab/>four1(horzLine - 1, xsize, isign);</text:p>
        </text:list-item>
        <text:list-item>
          <text:p text:style-name="PreformattedText"/>
        </text:list-item>
        <text:list-item>
          <text:p text:style-name="PreformattedText"><text:tab/><text:tab/><text:tab/>for (xcount = 0; xcount &lt; xsize * 2; xcount++)</text:p>
        </text:list-item>
        <text:list-item>
          <text:p text:style-name="PreformattedText"><text:tab/><text:tab/><text:tab/>{</text:p>
        </text:list-item>
        <text:list-item>
          <text:p text:style-name="PreformattedText"><text:tab/><text:tab/><text:tab/><text:tab/>data[ycount][xcount] = horzLine[xcount];</text:p>
        </text:list-item>
        <text:list-item>
          <text:p text:style-name="PreformattedText"><text:tab/><text:tab/><text:tab/>}</text:p>
        </text:list-item>
        <text:list-item>
          <text:p text:style-name="PreformattedText"><text:tab/><text:tab/>}</text:p>
        </text:list-item>
        <text:list-item>
          <text:p text:style-name="PreformattedText"><text:tab/><text:tab/>for (int ycount = 0; ycount &lt; ysize; ycount++) {</text:p>
        </text:list-item>
        <text:list-item>
          <text:p text:style-name="PreformattedText"><text:tab/><text:tab/><text:tab/>for (int xcount = 0; xcount &lt; xsize; xcount++) {</text:p>
        </text:list-item>
        <text:list-item>
          <text:p text:style-name="PreformattedText"><text:tab/><text:tab/><text:tab/><text:tab/>real[ycount][xcount] = data[ycount][xcount*2];</text:p>
        </text:list-item>
        <text:list-item>
          <text:p text:style-name="PreformattedText"><text:tab/><text:tab/><text:tab/><text:tab/>imag[ycount][xcount] = data[ycount][xcount*2+1];</text:p>
        </text:list-item>
        <text:list-item>
          <text:p text:style-name="PreformattedText"><text:tab/><text:tab/><text:tab/>}</text:p>
        </text:list-item>
        <text:list-item>
          <text:p text:style-name="PreformattedText"><text:tab/><text:tab/>}</text:p>
        </text:list-item>
        <text:list-item>
          <text:p text:style-name="PreformattedText"><text:tab/><text:tab/>SpacialTransform(real, xsize, ysize);</text:p>
        </text:list-item>
        <text:list-item>
          <text:p text:style-name="PreformattedText"><text:tab/><text:tab/>SpacialTransform(imag, xsize, ysize);</text:p>
        </text:list-item>
        <text:list-item>
          <text:p text:style-name="PreformattedText"><text:tab/><text:tab/>GetSpectrum(data, real, imag, xsize, ysize);</text:p>
        </text:list-item>
        <text:list-item>
          <text:p text:style-name="PreformattedText"><text:tab/><text:tab/>NormalizeArray(data, xsize, ysize);</text:p>
        </text:list-item>
        <text:list-item>
          <text:p text:style-name="PreformattedText"><text:tab/>}</text:p>
        </text:list-item>
        <text:list-item>
          <text:p text:style-name="PreformattedText"/>
        </text:list-item>
        <text:list-item>
          <text:p text:style-name="PreformattedText">}</text:p>
        </text:list-item>
        <text:list-item>
          <text:p text:style-name="PreformattedText"/>
        </text:list-item>
        <text:list-item>
          <text:p text:style-name="PreformattedText"/>
        </text:list-item>
        <text:list-item>
          <text:p text:style-name="PreformattedText">/*-------------------- Butterworth()-------------------------------------</text:p>
        </text:list-item>
        <text:list-item>
          <text:p text:style-name="PreformattedText"/>
        </text:list-item>
        <text:list-item>
          <text:p text:style-name="PreformattedText">PURPOSE</text:p>
        </text:list-item>
        <text:list-item>
          <text:p text:style-name="PreformattedText">Applies a butterworth filter to input 2D array</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real:<text:tab/>2D array of real numbers</text:p>
        </text:list-item>
        <text:list-item>
          <text:p text:style-name="PreformattedText">-imag:<text:tab/>2D array of imaginary numbers</text:p>
        </text:list-item>
        <text:list-item>
          <text:p text:style-name="PreformattedText">--------------------------------------------------------------------*/</text:p>
        </text:list-item>
        <text:list-item>
          <text:p text:style-name="PreformattedText">void Butterworth(float **data, float **real, float **imag, int xsize, int ysize, float power)</text:p>
        </text:list-item>
        <text:list-item>
          <text:p text:style-name="PreformattedText">{</text:p>
        </text:list-item>
        <text:list-item>
          <text:p text:style-name="PreformattedText"><text:tab/>int i, j;</text:p>
        </text:list-item>
        <text:list-item>
          <text:p text:style-name="PreformattedText"><text:tab/>float cutoff = 2;</text:p>
        </text:list-item>
        <text:list-item>
          <text:p text:style-name="PreformattedText"><text:tab/>float filter = 0;</text:p>
        </text:list-item>
        <text:list-item>
          <text:p text:style-name="PreformattedText"><text:tab/>float distPixel = 0;</text:p>
        </text:list-item>
        <text:list-item>
          <text:p text:style-name="PreformattedText"><text:tab/>float **bFilter = (float **)malloc(sizeof(float *) * ysize);</text:p>
        </text:list-item>
        <text:list-item>
          <text:p text:style-name="PreformattedText"><text:tab/>for (i = 0; i &lt; ysize; i++)</text:p>
        </text:list-item>
        <text:list-item>
          <text:p text:style-name="PreformattedText"><text:tab/>{</text:p>
        </text:list-item>
        <text:list-item>
          <text:p text:style-name="PreformattedText"><text:tab/><text:tab/>bFilter[i] = (float *)malloc(sizeof(float) * xsize);</text:p>
        </text:list-item>
        <text:list-item>
          <text:p text:style-name="PreformattedText"><text:tab/>}</text:p>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bFilter[i][j] = 1;</text:p>
        </text:list-item>
        <text:list-item>
          <text:p text:style-name="PreformattedText"><text:tab/><text:tab/>}</text:p>
        </text:list-item>
        <text:list-item>
          <text:p text:style-name="PreformattedText"><text:tab/>}</text:p>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distPixel = sqrt(pow(i - ysize / 2, 2) + pow(j - xsize / 2, 2));</text:p>
        </text:list-item>
        <text:list-item>
          <text:p text:style-name="PreformattedText"><text:tab/><text:tab/><text:tab/>filter = 1 / (1 + pow(distPixel / cutoff, 2 * power));</text:p>
        </text:list-item>
        <text:list-item>
          <text:p text:style-name="PreformattedText"><text:tab/><text:tab/><text:tab/>bFilter[i][j] *= filter;</text:p>
        </text:list-item>
        <text:list-item>
          <text:p text:style-name="PreformattedText"><text:tab/><text:tab/>}</text:p>
        </text:list-item>
        <text:list-item>
          <text:p text:style-name="PreformattedText"><text:tab/>}</text:p>
        </text:list-item>
        <text:list-item>
          <text:p text:style-name="PreformattedText"><text:tab/>for (i = 0; i &lt; ysize; i++)</text:p>
        </text:list-item>
        <text:list-item>
          <text:p text:style-name="PreformattedText"><text:tab/>{</text:p>
        </text:list-item>
        <text:list-item>
          <text:p text:style-name="PreformattedText"><text:tab/><text:tab/>for (j = 0; j &lt; xsize; j++)</text:p>
        </text:list-item>
        <text:list-item>
          <text:p text:style-name="PreformattedText"><text:tab/><text:tab/>{</text:p>
        </text:list-item>
        <text:list-item>
          <text:p text:style-name="PreformattedText"><text:tab/><text:tab/><text:tab/>real[i][j] *= bFilter[i][j];</text:p>
        </text:list-item>
        <text:list-item>
          <text:p text:style-name="PreformattedText"><text:tab/><text:tab/><text:tab/>imag[i][j] *= bFilter[i][j];</text:p>
        </text:list-item>
        <text:list-item>
          <text:p text:style-name="PreformattedText"><text:tab/><text:tab/>}</text:p>
        </text:list-item>
        <text:list-item>
          <text:p text:style-name="PreformattedText"><text:tab/>}</text:p>
        </text:list-item>
        <text:list-item>
          <text:p text:style-name="PreformattedText"><text:tab/>GetSpectrum(data, real, imag, xsize, ysize);</text:p>
        </text:list-item>
        <text:list-item>
          <text:p text:style-name="PreformattedText"><text:tab/></text:p>
        </text:list-item>
        <text:list-item>
          <text:p text:style-name="PreformattedText">}</text:p>
        </text:list-item>
      </text:list>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list text:style-name="Numbering1">
        <text:list-item text:start-value="1">
          <text:p text:style-name="P114">/*--------------- arrays.h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function prototypes for arrays.c</text:p>
        </text:list-item>
        <text:list-item>
          <text:p text:style-name="PreformattedText"/>
        </text:list-item>
        <text:list-item>
          <text:p text:style-name="PreformattedText">---------------------------------------------*/</text:p>
        </text:list-item>
        <text:list-item>
          <text:p text:style-name="PreformattedText"/>
        </text:list-item>
        <text:list-item>
          <text:p text:style-name="PreformattedText">#include &lt;math.h&gt;</text:p>
        </text:list-item>
        <text:list-item>
          <text:p text:style-name="PreformattedText">#include &lt;stdlib.h&gt;</text:p>
        </text:list-item>
        <text:list-item>
          <text:p text:style-name="PreformattedText">#include &lt;stdio.h&gt;</text:p>
        </text:list-item>
        <text:list-item>
          <text:p text:style-name="PreformattedText">#include &lt;string.h&gt;</text:p>
        </text:list-item>
        <text:list-item>
          <text:p text:style-name="PreformattedText"/>
        </text:list-item>
        <text:list-item>
          <text:p text:style-name="PreformattedText">#ifndef ARRAYS_H</text:p>
        </text:list-item>
        <text:list-item>
          <text:p text:style-name="PreformattedText">#define ARRAYS_H</text:p>
        </text:list-item>
        <text:list-item>
          <text:p text:style-name="PreformattedText"/>
        </text:list-item>
        <text:list-item>
          <text:p text:style-name="PreformattedText">void ReadIntoArray(char *fn, int xsize, int ysize, unsigned char **data);</text:p>
        </text:list-item>
        <text:list-item>
          <text:p text:style-name="PreformattedText">void WriteIntoArray(char *fn, char* out, int xsize, int ysize, float **data_ptr);</text:p>
        </text:list-item>
        <text:list-item>
          <text:p text:style-name="PreformattedText">void NormalizeArray(float **data, int xsize, int ysize);</text:p>
        </text:list-item>
        <text:list-item>
          <text:p text:style-name="PreformattedText"/>
        </text:list-item>
        <text:list-item>
          <text:p text:style-name="PreformattedText"/>
        </text:list-item>
        <text:list-item>
          <text:p text:style-name="PreformattedText">#endif</text:p>
        </text:list-item>
      </text:list>
      <text:p text:style-name="P115"/>
      <text:p text:style-name="P116"/>
      <text:p text:style-name="P117"/>
      <text:p text:style-name="P118"/>
      <text:list text:style-name="Numbering1">
        <text:list-item text:start-value="1">
          <text:p text:style-name="P119">/*--------------- arrays.c ---------------</text:p>
        </text:list-item>
        <text:list-item>
          <text:p text:style-name="PreformattedText"/>
        </text:list-item>
        <text:list-item>
          <text:p text:style-name="PreformattedText">by: <text:s text:c="2"/>Sean Webster</text:p>
        </text:list-item>
        <text:list-item>
          <text:p text:style-name="PreformattedText"/>
        </text:list-item>
        <text:list-item>
          <text:p text:style-name="PreformattedText">PURPOSE</text:p>
        </text:list-item>
        <text:list-item>
          <text:p text:style-name="PreformattedText">Array based functions for inputting images</text:p>
        </text:list-item>
        <text:list-item>
          <text:p text:style-name="PreformattedText"/>
        </text:list-item>
        <text:list-item>
          <text:p text:style-name="PreformattedText">---------------------------------------------*/</text:p>
        </text:list-item>
        <text:list-item>
          <text:p text:style-name="PreformattedText"/>
        </text:list-item>
        <text:list-item>
          <text:p text:style-name="PreformattedText">#include "arrays.h"</text:p>
        </text:list-item>
        <text:list-item>
          <text:p text:style-name="PreformattedText"/>
        </text:list-item>
        <text:list-item>
          <text:p text:style-name="PreformattedText"/>
        </text:list-item>
        <text:list-item>
          <text:p text:style-name="PreformattedText"/>
        </text:list-item>
        <text:list-item>
          <text:p text:style-name="PreformattedText">/*-------------------- ReadIntoArray()-------------------------------------</text:p>
        </text:list-item>
        <text:list-item>
          <text:p text:style-name="PreformattedText"/>
        </text:list-item>
        <text:list-item>
          <text:p text:style-name="PreformattedText">PURPOSE</text:p>
        </text:list-item>
        <text:list-item>
          <text:p text:style-name="PreformattedText">Reads a raw image file into a 2D array</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text:p>
        </text:list-item>
        <text:list-item>
          <text:p text:style-name="PreformattedText">void ReadIntoArray(char *fn, int xsize, int ysize, unsigned char **data)</text:p>
        </text:list-item>
        <text:list-item>
          <text:p text:style-name="PreformattedText">{</text:p>
        </text:list-item>
        <text:list-item>
          <text:p text:style-name="PreformattedText"><text:tab/>int j;</text:p>
        </text:list-item>
        <text:list-item>
          <text:p text:style-name="PreformattedText"><text:tab/>int<text:tab/>k;</text:p>
        </text:list-item>
        <text:list-item>
          <text:p text:style-name="PreformattedText"><text:tab/>FILE *fp_inp;</text:p>
        </text:list-item>
        <text:list-item>
          <text:p text:style-name="PreformattedText"><text:tab/>unsigned char pixel;</text:p>
        </text:list-item>
        <text:list-item>
          <text:p text:style-name="PreformattedText"><text:tab/>// Read image contents into 2D array</text:p>
        </text:list-item>
        <text:list-item>
          <text:p text:style-name="PreformattedText"><text:tab/>fp_inp = fopen(fn, "r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fread(&amp;pixel, sizeof(char), 1, fp_inp);</text:p>
        </text:list-item>
        <text:list-item>
          <text:p text:style-name="PreformattedText"><text:tab/><text:tab/><text:tab/>data[j][k] = pixel;</text:p>
        </text:list-item>
        <text:list-item>
          <text:p text:style-name="PreformattedText"><text:tab/><text:tab/>}</text:p>
        </text:list-item>
        <text:list-item>
          <text:p text:style-name="PreformattedText"><text:tab/>}</text:p>
        </text:list-item>
        <text:list-item>
          <text:p text:style-name="PreformattedText"/>
        </text:list-item>
        <text:list-item>
          <text:p text:style-name="PreformattedText"><text:tab/>(void)fclose(fp_inp);</text:p>
        </text:list-item>
        <text:list-item>
          <text:p text:style-name="PreformattedText">}</text:p>
        </text:list-item>
        <text:list-item>
          <text:p text:style-name="PreformattedText"/>
        </text:list-item>
        <text:list-item>
          <text:p text:style-name="PreformattedText">/*-------------------- WriteIntoArray()-------------------------------------</text:p>
        </text:list-item>
        <text:list-item>
          <text:p text:style-name="PreformattedText"/>
        </text:list-item>
        <text:list-item>
          <text:p text:style-name="PreformattedText">PURPOSE</text:p>
        </text:list-item>
        <text:list-item>
          <text:p text:style-name="PreformattedText">Writes a 2D array to a raw image file</text:p>
        </text:list-item>
        <text:list-item>
          <text:p text:style-name="PreformattedText"/>
        </text:list-item>
        <text:list-item>
          <text:p text:style-name="PreformattedText">INPUT PARAMETERS</text:p>
        </text:list-item>
        <text:list-item>
          <text:p text:style-name="PreformattedText">-data:<text:tab/>2D array to be input</text:p>
        </text:list-item>
        <text:list-item>
          <text:p text:style-name="PreformattedText">-xsize:<text:tab/>size of array in x direction</text:p>
        </text:list-item>
        <text:list-item>
          <text:p text:style-name="PreformattedText">-ysize: size of array in y direction</text:p>
        </text:list-item>
        <text:list-item>
          <text:p text:style-name="PreformattedText">-fn:<text:tab/>name of input image</text:p>
        </text:list-item>
        <text:list-item>
          <text:p text:style-name="PreformattedText">-out:<text:tab/>string to append to output image</text:p>
        </text:list-item>
        <text:list-item>
          <text:p text:style-name="PreformattedText">--------------------------------------------------------------------*/</text:p>
        </text:list-item>
        <text:list-item>
          <text:p text:style-name="PreformattedText">void WriteIntoArray(char *fn, char* out, int xsize, int ysize, float **data_ptr)</text:p>
        </text:list-item>
        <text:list-item>
          <text:p text:style-name="PreformattedText">{</text:p>
        </text:list-item>
        <text:list-item>
          <text:p text:style-name="PreformattedText"><text:tab/>int j, k;</text:p>
        </text:list-item>
        <text:list-item>
          <text:p text:style-name="PreformattedText"><text:tab/>FILE *out_file;</text:p>
        </text:list-item>
        <text:list-item>
          <text:p text:style-name="PreformattedText"><text:tab/>char out_name[20];</text:p>
        </text:list-item>
        <text:list-item>
          <text:p text:style-name="PreformattedText"><text:tab/>char name[15];</text:p>
        </text:list-item>
        <text:list-item>
          <text:p text:style-name="PreformattedText"><text:tab/>unsigned char pixel;</text:p>
        </text:list-item>
        <text:list-item>
          <text:p text:style-name="PreformattedText"><text:tab/>strcpy(name, fn);</text:p>
        </text:list-item>
        <text:list-item>
          <text:p text:style-name="PreformattedText"><text:tab/>strcpy(out_name, name);</text:p>
        </text:list-item>
        <text:list-item>
          <text:p text:style-name="PreformattedText"><text:tab/>strcat(out_name, out);</text:p>
        </text:list-item>
        <text:list-item>
          <text:p text:style-name="PreformattedText"><text:tab/>out_file = fopen(out_name, "wb");</text:p>
        </text:list-item>
        <text:list-item>
          <text:p text:style-name="PreformattedText"><text:tab/>for (j = 0; j &lt; ysize; j++)</text:p>
        </text:list-item>
        <text:list-item>
          <text:p text:style-name="PreformattedText"><text:tab/>{</text:p>
        </text:list-item>
        <text:list-item>
          <text:p text:style-name="PreformattedText"><text:tab/><text:tab/>for (k = 0; k &lt; xsize; k++)</text:p>
        </text:list-item>
        <text:list-item>
          <text:p text:style-name="PreformattedText"><text:tab/><text:tab/>{</text:p>
        </text:list-item>
        <text:list-item>
          <text:p text:style-name="PreformattedText"><text:tab/><text:tab/><text:tab/>pixel = data_ptr[j][k];</text:p>
        </text:list-item>
        <text:list-item>
          <text:p text:style-name="PreformattedText"><text:tab/><text:tab/><text:tab/>fwrite(&amp;pixel, sizeof(char), 1, out_file);</text:p>
        </text:list-item>
        <text:list-item>
          <text:p text:style-name="PreformattedText"><text:tab/><text:tab/>}</text:p>
        </text:list-item>
        <text:list-item>
          <text:p text:style-name="PreformattedText"><text:tab/>}</text:p>
        </text:list-item>
        <text:list-item>
          <text:p text:style-name="PreformattedText"><text:tab/>(void)fclose(out_file);</text:p>
        </text:list-item>
        <text:list-item>
          <text:p text:style-name="PreformattedTex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modern" style:font-pitch="fixed"/>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vg:panose-1="2 11 6 9 3 8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gure" style:display-name="Figure" style:family="paragraph" style:parent-style-name="Caption">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PreformattedText" style:display-name="Preformatted Text" style:family="paragraph" style:parent-style-name="Standard" style:list-style-name="Numbering1">
      <style:text-properties style:font-name="DejaVu Sans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NumberingSymbols" style:display-name="Numbering Symbols"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an Webster</meta:initial-creator>
    <dc:creator>Sean Webster</dc:creator>
    <meta:creation-date>2016-04-05T17:08:00Z</meta:creation-date>
    <dc:date>2016-04-05T17:08:00Z</dc:date>
    <meta:template xlink:href="Normal" xlink:type="simple"/>
    <meta:editing-cycles>2</meta:editing-cycles>
    <meta:editing-duration>PT60S</meta:editing-duration>
    <meta:document-statistic meta:page-count="21" meta:paragraph-count="44" meta:word-count="3354" meta:character-count="22429" meta:row-count="159" meta:non-whitespace-character-count="1911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T010">
      <style:graphic-properties draw:fill="none" draw:stroke="dash" draw:stroke-dash="a5" svg:stroke-width="0.02083in" svg:stroke-color="#ed7d31" svg:stroke-opacity="100%" svg:stroke-linecap="round"/>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i1">
      <style:graphic-properties draw:fill="none" draw:stroke="solid" svg:stroke-width="0.01042in" svg:stroke-color="#f2f2f2" svg:stroke-opacity="100%" draw:stroke-linejoin="round" svg:stroke-linecap="butt"/>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exponential" chart:auto-position="true"/>
      <style:graphic-properties draw:fill="none" draw:stroke="none"/>
    </style:style>
    <style:style style:family="chart" style:name="T000">
      <style:graphic-properties draw:fill="none" draw:stroke="dash" draw:stroke-dash="a3" svg:stroke-width="0.02083in" svg:stroke-color="#5b9bd5" svg:stroke-opacity="100%" svg:stroke-linecap="round"/>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337.75pt" svg:width="498.6pt" chart:style-name="Crt0">
        <chart:title chart:style-name="CT00">
          <text:p text:style-name="a0" text:class-names="" text:cond-style-name="">Noise Vs Accuracy<text:line-break/>When Smoothing</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Noise Magnitude</text:p>
            </chart:title>
            <chart:grid chart:class="major" chart:style-name="GMa0"/>
            <chart:grid chart:class="minor" chart:style-name="GMi0"/>
          </chart:axis>
          <chart:axis chart:dimension="y" chart:name="primary-y" chart:style-name="Axs1">
            <chart:title chart:style-name="AT01">
              <text:p text:style-name="a2" text:class-names="" text:cond-style-name="">Accuracy</text:p>
            </chart:title>
            <chart:grid chart:class="major" chart:style-name="GMa1"/>
            <chart:grid chart:class="minor" chart:style-name="GMi1"/>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false" chart:display-r-square="false" chart:style-name="TL000"/>
            </chart:regression-curve>
            <chart:data-point chart:repeated="3"/>
          </chart:series>
          <chart:series chart:label-cell-address="local-table.$E$1" chart:values-cell-range-address="local-table.$E$2:.$E$4" chart:class="chart:scatter" chart:attached-axis="primary-y" chart:style-name="G0S1">
            <chart:domain table:cell-range-address="local-table.$D$2:.$D$4"/>
            <chart:regression-curve chart:style-name="T010">
              <chart:equation chart:automatic-content="true" chart:display-equation="false" chart:display-r-square="false" chart:style-name="TL010"/>
            </chart:regression-curve>
            <chart:data-point chart:repeated="3"/>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Before Smoothing</text:p>
              </table:table-cell>
              <table:table-cell/>
              <table:table-cell office:value-type="string">
                <text:p>After Smoothing</text:p>
              </table:table-cell>
            </table:table-row>
          </table:table-header-rows>
          <table:table-row>
            <table:table-cell office:value-type="string">
              <text:p>1</text:p>
            </table:table-cell>
            <table:table-cell office:value-type="float" office:value="10"/>
            <table:table-cell office:value-type="float" office:value="0.98393200000000003"/>
            <table:table-cell office:value-type="float" office:value="10"/>
            <table:table-cell office:value-type="float" office:value="0.98391700000000004"/>
          </table:table-row>
          <table:table-row>
            <table:table-cell office:value-type="string">
              <text:p>2</text:p>
            </table:table-cell>
            <table:table-cell office:value-type="float" office:value="50"/>
            <table:table-cell office:value-type="float" office:value="0.86683699999999997"/>
            <table:table-cell office:value-type="float" office:value="50"/>
            <table:table-cell office:value-type="float" office:value="0.98690800000000001"/>
          </table:table-row>
          <table:table-row>
            <table:table-cell office:value-type="string">
              <text:p>3</text:p>
            </table:table-cell>
            <table:table-cell office:value-type="float" office:value="100"/>
            <table:table-cell office:value-type="float" office:value="0.72050499999999995"/>
            <table:table-cell office:value-type="float" office:value="100"/>
            <table:table-cell office:value-type="float" office:value="0.9727940000000000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stroke-dash draw:name="a3" draw:display-name="SysDot" draw:style="rect" draw:dots1="1" draw:dots1-length="0.02083in" draw:dots2="0" draw:dots2-length="0in" draw:distance="0.02083in"/>
    <draw:stroke-dash draw:name="a5" draw:display-name="SysDot" draw:style="rect" draw:dots1="1" draw:dots1-length="0.02083in" draw:dots2="0" draw:dots2-length="0in" draw:distance="0.02083in"/>
  </office:styles>
</office:document-styles>
</file>